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55.37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43.11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30.03mm"/>
    </style:style>
    <style:style style:name="co19" style:family="table-column">
      <style:table-column-properties fo:break-before="auto" style:column-width="13.88mm"/>
    </style:style>
    <style:style style:name="co20" style:family="table-column">
      <style:table-column-properties fo:break-before="auto" style:column-width="40.92mm"/>
    </style:style>
    <style:style style:name="co21" style:family="table-column">
      <style:table-column-properties fo:break-before="auto" style:column-width="9.88mm"/>
    </style:style>
    <style:style style:name="co22" style:family="table-column">
      <style:table-column-properties fo:break-before="auto" style:column-width="29.21mm"/>
    </style:style>
    <style:style style:name="co23" style:family="table-column">
      <style:table-column-properties fo:break-before="auto" style:column-width="26.41mm"/>
    </style:style>
    <style:style style:name="co24" style:family="table-column">
      <style:table-column-properties fo:break-before="auto" style:column-width="18.04mm"/>
    </style:style>
    <style:style style:name="co2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ce13" style:family="table-cell" style:parent-style-name="Default" style:data-style-name="N10">
      <style:table-cell-properties fo:border="0.06pt solid #000000"/>
      <style:text-properties fo:font-size="16pt" style:font-size-asian="16pt" style:font-size-complex="16pt"/>
    </style:style>
    <style:style style:name="ce1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1"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a933"/>
    </style:style>
    <style:style style:name="T2" style:family="text"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dt-perf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6"/>
        <table:table-column table:style-name="co3" table:number-columns-repeated="3" table:default-cell-style-name="ce6"/>
        <table:table-column table:style-name="co1" table:number-columns-repeated="2" table:default-cell-style-name="ce6"/>
        <table:table-column table:style-name="co4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96" calcext:value-type="percentage">
            <text:p>96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88" calcext:value-type="percentage">
            <text:p>88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93" calcext:value-type="percentage">
            <text:p>93%</text:p>
          </table:table-cell>
          <table:table-cell table:style-name="ce14" office:value-type="percentage" office:value="0.8" calcext:value-type="percentage">
            <text:p>80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4"/>
          <table:table-cell table:style-name="ce21" office:value-type="string" calcext:value-type="string">
            <text:p>14 (<text:span text:style-name="T1">0</text:span>/<text:span text:style-name="T2">14</text:span>)</text:p>
          </table:table-cell>
          <table:table-cell table:style-name="ce21" office:value-type="string" calcext:value-type="string">
            <text:p>11 (<text:span text:style-name="T1">0</text:span>/<text:span text:style-name="T2">11</text:span>)</text:p>
          </table:table-cell>
          <table:table-cell table:style-name="ce21" office:value-type="string" calcext:value-type="string">
            <text:p>41 (<text:span text:style-name="T1">5</text:span>/<text:span text:style-name="T2">36</text:span>)</text:p>
          </table:table-cell>
          <table:table-cell table:style-name="ce21" table:number-columns-repeated="2"/>
          <table:table-cell table:style-name="ce21" office:value-type="string" calcext:value-type="string">
            <text:p>120 (<text:span text:style-name="T1">25</text:span>/<text:span text:style-name="T2">95</text:span>)</text:p>
          </table:table-cell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4"/>
          <table:table-cell table:style-name="ce21" office:value-type="string" calcext:value-type="string">
            <text:p>29 (<text:span text:style-name="T1">26</text:span>/<text:span text:style-name="T2">3</text:span>)</text:p>
          </table:table-cell>
          <table:table-cell table:style-name="ce21" office:value-type="string" calcext:value-type="string">
            <text:p>3 (<text:span text:style-name="T1">2</text:span>/<text:span text:style-name="T2">1</text:span>)</text:p>
          </table:table-cell>
          <table:table-cell table:style-name="ce21" office:value-type="string" calcext:value-type="string">
            <text:p>24 (<text:span text:style-name="T1">18</text:span>/<text:span text:style-name="T2">6</text:span>)</text:p>
          </table:table-cell>
          <table:table-cell table:style-name="ce21" table:number-columns-repeated="2"/>
          <table:table-cell table:style-name="ce21" office:value-type="string" calcext:value-type="string">
            <text:p>87 (<text:span text:style-name="T1">51</text:span>/<text:span text:style-name="T2">36</text:span>)</text:p>
          </table:table-cell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4"/>
          <table:table-cell table:style-name="ce21" office:value-type="string" calcext:value-type="string">
            <text:p>1 (<text:span text:style-name="T1">1</text:span>/<text:span text:style-name="T2">0</text:span>)</text:p>
          </table:table-cell>
          <table:table-cell table:style-name="ce21" office:value-type="string" calcext:value-type="string">
            <text:p>0 (<text:span text:style-name="T1">0</text:span>/<text:span text:style-name="T2">0</text:span>)</text:p>
          </table:table-cell>
          <table:table-cell table:style-name="ce21" office:value-type="string" calcext:value-type="string">
            <text:p>0 (<text:span text:style-name="T1">0</text:span>/<text:span text:style-name="T2">0</text:span>)</text:p>
          </table:table-cell>
          <table:table-cell table:style-name="ce21" table:number-columns-repeated="2"/>
          <table:table-cell table:style-name="ce21" office:value-type="string" calcext:value-type="string">
            <text:p>38 (<text:span text:style-name="T1">38</text:span>/<text:span text:style-name="T2">0</text:span>)</text:p>
          </table:table-cell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4"/>
          <table:table-cell table:style-name="ce21" office:value-type="string" calcext:value-type="string">
            <text:p>2 (<text:span text:style-name="T1">2</text:span>/<text:span text:style-name="T2">0</text:span>)</text:p>
          </table:table-cell>
          <table:table-cell table:style-name="ce21" office:value-type="string" calcext:value-type="string">
            <text:p>6 (<text:span text:style-name="T1">6</text:span>/<text:span text:style-name="T2">0</text:span>)</text:p>
          </table:table-cell>
          <table:table-cell table:style-name="ce21" office:value-type="string" calcext:value-type="string">
            <text:p>6 (<text:span text:style-name="T1">6</text:span>/<text:span text:style-name="T2">0</text:span>)</text:p>
          </table:table-cell>
          <table:table-cell table:style-name="ce21" table:number-columns-repeated="2"/>
          <table:table-cell table:style-name="ce22" office:value-type="string" calcext:value-type="string">
            <text:p>238 (<text:span text:style-name="T1">238</text:span>/<text:span text:style-name="T2">0</text:span>)</text:p>
          </table:table-cell>
        </table:table-row>
      </table:table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A1:Sheet1.A1 Sheet1.C22:Sheet1.L22 Sheet1.A1:Sheet1.A1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706.04" calcext:value-type="float">
            <text:p>706.0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316.85" calcext:value-type="float">
            <text:p>316.8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2.22830992583241" calcext:value-type="float">
            <text:p>2.2283099258324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35346666666667" calcext:value-type="float">
            <text:p>2.35346666666667</text:p>
          </table:table-cell>
          <table:table-cell table:number-columns-repeated="1012"/>
        </table:table-row>
      </table:table>
      <table:table table:name="S" table:style-name="ta1"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1" table:default-cell-style-name="ce15"/>
        <table:table-column table:style-name="co1" table:default-cell-style-name="ce15"/>
        <table:table-column table:style-name="co13" table:default-cell-style-name="ce15"/>
        <table:table-column table:style-name="co11" table:number-columns-repeated="3" table:default-cell-style-name="ce15"/>
        <table:table-column table:style-name="co1" table:number-columns-repeated="18" table:default-cell-style-name="ce15"/>
        <table:table-row table:style-name="ro1">
          <table:table-cell table:number-columns-repeated="29"/>
        </table:table-row>
        <table:table-row table:style-name="ro3">
          <table:table-cell/>
          <table:table-cell office:value-type="string" calcext:value-type="string">
            <text:p>Serial</text:p>
          </table:table-cell>
          <table:table-cell table:style-name="ce16" table:number-columns-repeated="4"/>
          <table:table-cell/>
          <table:table-cell office:value-type="string" calcext:value-type="string">
            <text:p>Vector+Parallel</text:p>
          </table:table-cell>
          <table:table-cell table:number-columns-repeated="21"/>
        </table:table-row>
        <table:table-row table:style-name="ro4">
          <table:table-cell/>
          <table:table-cell office:value-type="string" calcext:value-type="string">
            <text:p>BT</text:p>
          </table:table-cell>
          <table:table-cell table:style-name="ce16" office:value-type="float" office:value="0.057" calcext:value-type="float">
            <text:p>0.057</text:p>
          </table:table-cell>
          <table:table-cell table:style-name="ce16" office:value-type="float" office:value="0.055" calcext:value-type="float">
            <text:p>0.055</text:p>
          </table:table-cell>
          <table:table-cell table:style-name="ce16" office:value-type="float" office:value="0.05" calcext:value-type="float">
            <text:p>0.050</text:p>
          </table:table-cell>
          <table:table-cell table:style-name="ce17" table:formula="of:=AVERAGE([.C3];[.D3];[.E3])" office:value-type="float" office:value="0.054" calcext:value-type="float">
            <text:p>0.054</text:p>
          </table:table-cell>
          <table:table-cell table:style-name="ce18"/>
          <table:table-cell table:style-name="ce18" office:value-type="string" calcext:value-type="string">
            <text:p>BT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18"/>
          <table:table-cell table:number-columns-repeated="17"/>
        </table:table-row>
        <table:table-row table:style-name="ro4">
          <table:table-cell/>
          <table:table-cell office:value-type="string" calcext:value-type="string">
            <text:p>CG</text:p>
          </table:table-cell>
          <table:table-cell table:style-name="ce16" office:value-type="float" office:value="0.039" calcext:value-type="float">
            <text:p>0.039</text:p>
          </table:table-cell>
          <table:table-cell table:number-columns-repeated="2" table:style-name="ce16" office:value-type="float" office:value="0.038" calcext:value-type="float">
            <text:p>0.038</text:p>
          </table:table-cell>
          <table:table-cell table:style-name="ce17" table:formula="of:=AVERAGE([.C4];[.D4];[.E4])" office:value-type="float" office:value="0.0383333333333333" calcext:value-type="float">
            <text:p>0.038</text:p>
          </table:table-cell>
          <table:table-cell table:style-name="ce19"/>
          <table:table-cell table:style-name="ce19" office:value-type="string" calcext:value-type="string">
            <text:p>CG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19" office:value-type="float" office:value="0.058" calcext:value-type="float">
            <text:p>0.058</text:p>
          </table:table-cell>
          <table:table-cell table:style-name="ce19" office:value-type="float" office:value="0.068" calcext:value-type="float">
            <text:p>0.068</text:p>
          </table:table-cell>
          <table:table-cell table:style-name="ce19"/>
          <table:table-cell table:number-columns-repeated="17"/>
        </table:table-row>
        <table:table-row table:style-name="ro4">
          <table:table-cell/>
          <table:table-cell office:value-type="string" calcext:value-type="string">
            <text:p>DC</text:p>
          </table:table-cell>
          <table:table-cell table:number-columns-repeated="2" table:style-name="ce16" office:value-type="float" office:value="0.054" calcext:value-type="float">
            <text:p>0.054</text:p>
          </table:table-cell>
          <table:table-cell table:style-name="ce16" office:value-type="float" office:value="0.046" calcext:value-type="float">
            <text:p>0.046</text:p>
          </table:table-cell>
          <table:table-cell table:style-name="ce17" table:formula="of:=AVERAGE([.C5];[.D5];[.E5])" office:value-type="float" office:value="0.0513333333333333" calcext:value-type="float">
            <text:p>0.051</text:p>
          </table:table-cell>
          <table:table-cell table:style-name="ce19"/>
          <table:table-cell table:style-name="ce19" office:value-type="string" calcext:value-type="string">
            <text:p>DC</text:p>
          </table:table-cell>
          <table:table-cell table:style-name="ce19" office:value-type="float" office:value="0.051" calcext:value-type="float">
            <text:p>0.051</text:p>
          </table:table-cell>
          <table:table-cell table:style-name="ce19" office:value-type="float" office:value="0.053" calcext:value-type="float">
            <text:p>0.053</text:p>
          </table:table-cell>
          <table:table-cell table:style-name="ce19" office:value-type="float" office:value="0.052" calcext:value-type="float">
            <text:p>0.052</text:p>
          </table:table-cell>
          <table:table-cell table:style-name="ce19"/>
          <table:table-cell table:number-columns-repeated="17"/>
        </table:table-row>
        <table:table-row table:style-name="ro5">
          <table:table-cell/>
          <table:table-cell office:value-type="string" calcext:value-type="string">
            <text:p>EP</text:p>
          </table:table-cell>
          <table:table-cell table:number-columns-repeated="2" table:style-name="ce16" office:value-type="float" office:value="1.14" calcext:value-type="float">
            <text:p>1.140</text:p>
          </table:table-cell>
          <table:table-cell table:style-name="ce16" office:value-type="float" office:value="1.117" calcext:value-type="float">
            <text:p>1.117</text:p>
          </table:table-cell>
          <table:table-cell table:style-name="ce17" table:formula="of:=AVERAGE([.C6];[.D6];[.E6])" office:value-type="float" office:value="1.13233333333333" calcext:value-type="float">
            <text:p>1.132</text:p>
          </table:table-cell>
          <table:table-cell table:style-name="ce19"/>
          <table:table-cell table:style-name="ce19" office:value-type="string" calcext:value-type="string">
            <text:p>EP</text:p>
          </table:table-cell>
          <table:table-cell table:style-name="ce19" office:value-type="float" office:value="1.167" calcext:value-type="float">
            <text:p>1.167</text:p>
          </table:table-cell>
          <table:table-cell table:style-name="ce19" office:value-type="float" office:value="1.131" calcext:value-type="float">
            <text:p>1.131</text:p>
          </table:table-cell>
          <table:table-cell table:style-name="ce19" office:value-type="float" office:value="1.126" calcext:value-type="float">
            <text:p>1.126</text:p>
          </table:table-cell>
          <table:table-cell table:style-name="ce19"/>
          <table:table-cell table:number-columns-repeated="17"/>
        </table:table-row>
        <table:table-row table:style-name="ro6">
          <table:table-cell/>
          <table:table-cell office:value-type="string" calcext:value-type="string">
            <text:p>FT</text:p>
          </table:table-cell>
          <table:table-cell table:style-name="ce16" office:value-type="float" office:value="0.112" calcext:value-type="float">
            <text:p>0.112</text:p>
          </table:table-cell>
          <table:table-cell table:number-columns-repeated="2" table:style-name="ce16" office:value-type="float" office:value="0.111" calcext:value-type="float">
            <text:p>0.111</text:p>
          </table:table-cell>
          <table:table-cell table:style-name="ce17" table:formula="of:=AVERAGE([.C7];[.D7];[.E7])" office:value-type="float" office:value="0.111333333333333" calcext:value-type="float">
            <text:p>0.111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float" office:value="0.204" calcext:value-type="float">
            <text:p>0.20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19"/>
          <table:table-cell table:number-columns-repeated="17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6" office:value-type="float" office:value="0.01" calcext:value-type="float">
            <text:p>0.010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7" table:formula="of:=AVERAGE([.C8];[.D8];[.E8])" office:value-type="float" office:value="0.00933333333333333" calcext:value-type="float">
            <text:p>0.009</text:p>
          </table:table-cell>
          <table:table-cell/>
          <table:table-cell office:value-type="string" calcext:value-type="string">
            <text:p>IS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2" table:style-name="ce16" office:value-type="float" office:value="0.025" calcext:value-type="float">
            <text:p>0.025</text:p>
          </table:table-cell>
          <table:table-cell table:style-name="ce16" office:value-type="float" office:value="0.026" calcext:value-type="float">
            <text:p>0.026</text:p>
          </table:table-cell>
          <table:table-cell table:style-name="ce17" table:formula="of:=AVERAGE([.C9];[.D9];[.E9])" office:value-type="float" office:value="0.0253333333333333" calcext:value-type="float">
            <text:p>0.025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2"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7" table:formula="of:=AVERAGE([.C10];[.D10];[.E10])" office:value-type="float" office:value="0.00466666666666667" calcext:value-type="float">
            <text:p>0.005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15" calcext:value-type="float">
            <text:p>0.01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7" table:formula="of:=AVERAGE([.C11];[.D11];[.E11])" office:value-type="float" office:value="0.0196666666666667" calcext:value-type="float">
            <text:p>0.02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0.375" calcext:value-type="float">
            <text:p>0.375</text:p>
          </table:table-cell>
          <table:table-cell office:value-type="float" office:value="0.199" calcext:value-type="float">
            <text:p>0.199</text:p>
          </table:table-cell>
          <table:table-cell office:value-type="float" office:value="0.375" calcext:value-type="float">
            <text:p>0.37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361" calcext:value-type="float">
            <text:p>0.361</text:p>
          </table:table-cell>
          <table:table-cell table:style-name="ce17" table:formula="of:=AVERAGE([.C12];[.D12];[.E12])" office:value-type="float" office:value="0.362666666666667" calcext:value-type="float">
            <text:p>0.363</text:p>
          </table:table-cell>
          <table:table-cell/>
          <table:table-cell office:value-type="string" calcext:value-type="string">
            <text:p>UA</text:p>
          </table:table-cell>
          <table:table-cell office:value-type="float" office:value="1.038" calcext:value-type="float">
            <text:p>1.038</text:p>
          </table:table-cell>
          <table:table-cell office:value-type="float" office:value="1.184" calcext:value-type="float">
            <text:p>1.184</text:p>
          </table:table-cell>
          <table:table-cell office:value-type="float" office:value="1.168" calcext:value-type="float">
            <text:p>1.1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Vector</text:p>
          </table:table-cell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table:formula="of:=AVERAGE([.C15];[.D15];[.E15])" office:value-type="float" office:value="0.0526666666666667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32" calcext:value-type="float">
            <text:p>0.032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17" table:formula="of:=AVERAGE([.C16];[.D16];[.E16])" office:value-type="float" office:value="0.0313333333333333" calcext:value-type="float">
            <text:p>0.03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6" office:value-type="float" office:value="0.06" calcext:value-type="float">
            <text:p>0.060</text:p>
          </table:table-cell>
          <table:table-cell table:style-name="ce16" office:value-type="float" office:value="0.074" calcext:value-type="float">
            <text:p>0.074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7" table:formula="of:=AVERAGE([.C17];[.D17];[.E17])" office:value-type="float" office:value="0.0616666666666667" calcext:value-type="float">
            <text:p>0.06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51" calcext:value-type="float">
            <text:p>1.151</text:p>
          </table:table-cell>
          <table:table-cell table:style-name="ce16" office:value-type="float" office:value="1.126" calcext:value-type="float">
            <text:p>1.126</text:p>
          </table:table-cell>
          <table:table-cell table:style-name="ce16" office:value-type="float" office:value="1.123" calcext:value-type="float">
            <text:p>1.123</text:p>
          </table:table-cell>
          <table:table-cell table:style-name="ce17" table:formula="of:=AVERAGE([.C18];[.D18];[.E18])" office:value-type="float" office:value="1.13333333333333" calcext:value-type="float">
            <text:p>1.13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7" table:formula="of:=AVERAGE([.C19];[.D19];[.E19])" office:value-type="float" office:value="0.110333333333333" calcext:value-type="float">
            <text:p>0.1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09" calcext:value-type="float">
            <text:p>0.009</text:p>
          </table:table-cell>
          <table:table-cell table:number-columns-repeated="2" table:style-name="ce16" office:value-type="float" office:value="0.01" calcext:value-type="float">
            <text:p>0.010</text:p>
          </table:table-cell>
          <table:table-cell table:style-name="ce17" table:formula="of:=AVERAGE([.C20];[.D20];[.E20])" office:value-type="float" office:value="0.00966666666666667" calcext:value-type="float">
            <text:p>0.0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office:value-type="float" office:value="0.022" calcext:value-type="float">
            <text:p>0.022</text:p>
          </table:table-cell>
          <table:table-cell table:style-name="ce17" table:formula="of:=AVERAGE([.C21];[.D21];[.E21])" office:value-type="float" office:value="0.0216666666666667" calcext:value-type="float">
            <text:p>0.02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7" table:formula="of:=AVERAGE([.C22];[.D22];[.E22])" office:value-type="float" office:value="0.00466666666666667" calcext:value-type="float">
            <text:p>0.0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16" calcext:value-type="float">
            <text:p>0.016</text:p>
          </table:table-cell>
          <table:table-cell table:number-columns-repeated="2" table:style-name="ce16" office:value-type="float" office:value="0.018" calcext:value-type="float">
            <text:p>0.018</text:p>
          </table:table-cell>
          <table:table-cell table:style-name="ce17" table:formula="of:=AVERAGE([.C23];[.D23];[.E23])" office:value-type="float" office:value="0.0173333333333333" calcext:value-type="float">
            <text:p>0.01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table:formula="of:=AVERAGE([.C24];[.D24];[.E24])" office:value-type="float" office:value="0.298333333333333" calcext:value-type="float">
            <text:p>0.298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6" office:value-type="float" office:value="0.078" calcext:value-type="float">
            <text:p>0.078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0.152" calcext:value-type="float">
            <text:p>0.152</text:p>
          </table:table-cell>
          <table:table-cell table:style-name="ce17" table:formula="of:=AVERAGE([.C27];[.D27];[.E27])" office:value-type="float" office:value="0.105" calcext:value-type="float">
            <text:p>0.1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6" office:value-type="float" office:value="0.044" calcext:value-type="float">
            <text:p>0.044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7" table:formula="of:=AVERAGE([.C28];[.D28];[.E28])" office:value-type="float" office:value="0.0486666666666667" calcext:value-type="float">
            <text:p>0.04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number-columns-repeated="2" table:style-name="ce16" office:value-type="float" office:value="0.052" calcext:value-type="float">
            <text:p>0.052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17" table:formula="of:=AVERAGE([.C29];[.D29];[.E29])" office:value-type="float" office:value="0.0526666666666667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18" calcext:value-type="float">
            <text:p>1.118</text:p>
          </table:table-cell>
          <table:table-cell table:style-name="ce16" office:value-type="float" office:value="1.115" calcext:value-type="float">
            <text:p>1.115</text:p>
          </table:table-cell>
          <table:table-cell table:style-name="ce16" office:value-type="float" office:value="1.281" calcext:value-type="float">
            <text:p>1.281</text:p>
          </table:table-cell>
          <table:table-cell table:style-name="ce17" table:formula="of:=AVERAGE([.C30];[.D30];[.E30])" office:value-type="float" office:value="1.17133333333333" calcext:value-type="float">
            <text:p>1.17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21" calcext:value-type="float">
            <text:p>0.210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6" office:value-type="float" office:value="0.169" calcext:value-type="float">
            <text:p>0.169</text:p>
          </table:table-cell>
          <table:table-cell table:style-name="ce17" table:formula="of:=AVERAGE([.C31];[.D31];[.E31])" office:value-type="float" office:value="0.164666666666667" calcext:value-type="float">
            <text:p>0.1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28" calcext:value-type="float">
            <text:p>0.028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6" office:value-type="float" office:value="0.036" calcext:value-type="float">
            <text:p>0.036</text:p>
          </table:table-cell>
          <table:table-cell table:style-name="ce17" table:formula="of:=AVERAGE([.C32];[.D32];[.E32])" office:value-type="float" office:value="0.0293333333333333" calcext:value-type="float">
            <text:p>0.02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6" office:value-type="float" office:value="0.042" calcext:value-type="float">
            <text:p>0.042</text:p>
          </table:table-cell>
          <table:table-cell table:style-name="ce16" office:value-type="float" office:value="0.061" calcext:value-type="float">
            <text:p>0.061</text:p>
          </table:table-cell>
          <table:table-cell table:style-name="ce17" table:formula="of:=AVERAGE([.C33];[.D33];[.E33])" office:value-type="float" office:value="0.0633333333333333" calcext:value-type="float">
            <text:p>0.0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46" calcext:value-type="float">
            <text:p>0.046</text:p>
          </table:table-cell>
          <table:table-cell table:style-name="ce16" office:value-type="float" office:value="0.072" calcext:value-type="float">
            <text:p>0.072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7" table:formula="of:=AVERAGE([.C34];[.D34];[.E34])" office:value-type="float" office:value="0.0473333333333333" calcext:value-type="float">
            <text:p>0.04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191" calcext:value-type="float">
            <text:p>0.191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6" office:value-type="float" office:value="0.611" calcext:value-type="float">
            <text:p>0.611</text:p>
          </table:table-cell>
          <table:table-cell table:style-name="ce17" table:formula="of:=AVERAGE([.C35];[.D35];[.E35])" office:value-type="float" office:value="0.363333333333333" calcext:value-type="float">
            <text:p>0.3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1.749" calcext:value-type="float">
            <text:p>1.749</text:p>
          </table:table-cell>
          <table:table-cell table:style-name="ce16" office:value-type="float" office:value="1.54" calcext:value-type="float">
            <text:p>1.540</text:p>
          </table:table-cell>
          <table:table-cell table:style-name="ce16" office:value-type="float" office:value="1.243" calcext:value-type="float">
            <text:p>1.243</text:p>
          </table:table-cell>
          <table:table-cell table:style-name="ce17" table:formula="of:=AVERAGE([.C36];[.D36];[.E36])" office:value-type="float" office:value="1.51066666666667" calcext:value-type="float">
            <text:p>1.511</text:p>
          </table:table-cell>
          <table:table-cell table:number-columns-repeated="23"/>
        </table:table-row>
        <table:table-row table:style-name="ro1" table:number-rows-repeated="104853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" table:style-name="ta1">
        <table:shapes>
          <draw:frame draw:z-index="0" draw:style-name="gr1" draw:text-style-name="P1" svg:width="408.76mm" svg:height="197.62mm" svg:x="0.18mm" svg:y="-0.01mm">
            <draw:object draw:notify-on-update-of-ranges="B.I3:B.R3 Sheet1.A1:Sheet1.A1 B.I4:B.R4 Sheet1.A1:Sheet1.A1 B.I5:B.R5 Sheet1.A1:Sheet1.A1 B.I6:B.R6 Sheet1.A1:Sheet1.A1 B.I7:B.R7 Sheet1.A1:Sheet1.A1 B.I8:B.R8 Sheet1.A1:Sheet1.A1 B.I9:B.R9 Sheet1.A1:Sheet1.A1 B.I10:B.R10 Sheet1.A1:Sheet1.A1 B.I11:B.R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ce20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Default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20" office:value-type="float" office:value="201.306" calcext:value-type="float">
            <text:p>201.31</text:p>
          </table:table-cell>
          <table:table-cell table:style-name="ce20" office:value-type="float" office:value="203.719" calcext:value-type="float">
            <text:p>203.72</text:p>
          </table:table-cell>
          <table:table-cell table:style-name="ce20" office:value-type="float" office:value="202.714" calcext:value-type="float">
            <text:p>202.71</text:p>
          </table:table-cell>
          <table:table-cell table:formula="of:=AVERAGE([.C3];[.D3];[.E3])" office:value-type="float" office:value="202.579666666667" calcext:value-type="float">
            <text:p>202.58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64.317" calcext:value-type="float">
            <text:p>64.32</text:p>
          </table:table-cell>
          <table:table-cell table:style-name="ce20" office:value-type="float" office:value="67.583" calcext:value-type="float">
            <text:p>67.58</text:p>
          </table:table-cell>
          <table:table-cell table:style-name="ce20" office:value-type="float" office:value="69.285" calcext:value-type="float">
            <text:p>69.29</text:p>
          </table:table-cell>
          <table:table-cell table:formula="of:=AVERAGE([.C4];[.D4];[.E4])" office:value-type="float" office:value="67.0616666666667" calcext:value-type="float">
            <text:p>67.06</text:p>
          </table:table-cell>
          <table:table-cell/>
          <table:table-cell office:value-type="string" calcext:value-type="string">
            <text:p>serial</text:p>
          </table:table-cell>
          <table:table-cell table:style-name="ce20" office:value-type="float" office:value="202.579666666667" calcext:value-type="float">
            <text:p>202.58</text:p>
          </table:table-cell>
          <table:table-cell table:style-name="ce20" office:value-type="float" office:value="67.0616666666667" calcext:value-type="float">
            <text:p>67.06</text:p>
          </table:table-cell>
          <table:table-cell table:style-name="ce20" office:value-type="float" office:value="598.384666666667" calcext:value-type="float">
            <text:p>598.38</text:p>
          </table:table-cell>
          <table:table-cell table:style-name="ce20" office:value-type="float" office:value="72.3716666666667" calcext:value-type="float">
            <text:p>72.37</text:p>
          </table:table-cell>
          <table:table-cell table:style-name="ce20" office:value-type="float" office:value="44.1713333333333" calcext:value-type="float">
            <text:p>44.17</text:p>
          </table:table-cell>
          <table:table-cell table:style-name="ce20" office:value-type="float" office:value="6.02333333333333" calcext:value-type="float">
            <text:p>6.02</text:p>
          </table:table-cell>
          <table:table-cell table:style-name="ce20" office:value-type="float" office:value="147.289" calcext:value-type="float">
            <text:p>147.29</text:p>
          </table:table-cell>
          <table:table-cell table:style-name="ce20" office:value-type="float" office:value="6.18766666666667" calcext:value-type="float">
            <text:p>6.19</text:p>
          </table:table-cell>
          <table:table-cell table:style-name="ce20" office:value-type="float" office:value="109.967" calcext:value-type="float">
            <text:p>109.97</text:p>
          </table:table-cell>
          <table:table-cell table:style-name="ce20" office:value-type="float" office:value="82.0163333333333" calcext:value-type="float">
            <text:p>82.02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20" office:value-type="float" office:value="584.027" calcext:value-type="float">
            <text:p>584.03</text:p>
          </table:table-cell>
          <table:table-cell table:style-name="ce20" office:value-type="float" office:value="611.005" calcext:value-type="float">
            <text:p>611.01</text:p>
          </table:table-cell>
          <table:table-cell table:style-name="ce20" office:value-type="float" office:value="600.122" calcext:value-type="float">
            <text:p>600.12</text:p>
          </table:table-cell>
          <table:table-cell table:formula="of:=AVERAGE([.C5];[.D5];[.E5])" office:value-type="float" office:value="598.384666666667" calcext:value-type="float">
            <text:p>598.38</text:p>
          </table:table-cell>
          <table:table-cell/>
          <table:table-cell office:value-type="string" calcext:value-type="string">
            <text:p>vector</text:p>
          </table:table-cell>
          <table:table-cell table:style-name="ce20" office:value-type="float" office:value="182.315" calcext:value-type="float">
            <text:p>182.32</text:p>
          </table:table-cell>
          <table:table-cell table:style-name="ce20" office:value-type="float" office:value="65.4883333333333" calcext:value-type="float">
            <text:p>65.49</text:p>
          </table:table-cell>
          <table:table-cell table:style-name="ce20" office:value-type="float" office:value="566.042333333333" calcext:value-type="float">
            <text:p>566.04</text:p>
          </table:table-cell>
          <table:table-cell table:style-name="ce20" office:value-type="float" office:value="71.8246666666667" calcext:value-type="float">
            <text:p>71.82</text:p>
          </table:table-cell>
          <table:table-cell table:style-name="ce20" office:value-type="float" office:value="42.805" calcext:value-type="float">
            <text:p>42.81</text:p>
          </table:table-cell>
          <table:table-cell table:style-name="ce20" office:value-type="float" office:value="5.82766666666667" calcext:value-type="float">
            <text:p>5.83</text:p>
          </table:table-cell>
          <table:table-cell table:style-name="ce20" office:value-type="float" office:value="128.116666666667" calcext:value-type="float">
            <text:p>128.12</text:p>
          </table:table-cell>
          <table:table-cell table:style-name="ce20" office:value-type="float" office:value="5.14933333333333" calcext:value-type="float">
            <text:p>5.15</text:p>
          </table:table-cell>
          <table:table-cell table:style-name="ce20" office:value-type="float" office:value="91.664" calcext:value-type="float">
            <text:p>91.66</text:p>
          </table:table-cell>
          <table:table-cell table:style-name="ce20" office:value-type="float" office:value="67.1966666666667" calcext:value-type="float">
            <text:p>67.2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72.328" calcext:value-type="float">
            <text:p>72.33</text:p>
          </table:table-cell>
          <table:table-cell table:style-name="ce20" office:value-type="float" office:value="72.244" calcext:value-type="float">
            <text:p>72.24</text:p>
          </table:table-cell>
          <table:table-cell table:style-name="ce20" office:value-type="float" office:value="72.543" calcext:value-type="float">
            <text:p>72.54</text:p>
          </table:table-cell>
          <table:table-cell table:formula="of:=AVERAGE([.C6];[.D6];[.E6])" office:value-type="float" office:value="72.3716666666667" calcext:value-type="float">
            <text:p>72.37</text:p>
          </table:table-cell>
          <table:table-cell/>
          <table:table-cell office:value-type="string" calcext:value-type="string">
            <text:p>parallel</text:p>
          </table:table-cell>
          <table:table-cell table:style-name="ce20" office:value-type="float" office:value="618.399" calcext:value-type="float">
            <text:p>618.40</text:p>
          </table:table-cell>
          <table:table-cell table:style-name="ce20" office:value-type="float" office:value="57.4493333333333" calcext:value-type="float">
            <text:p>57.45</text:p>
          </table:table-cell>
          <table:table-cell table:style-name="ce20" office:value-type="float" office:value="561.762333333333" calcext:value-type="float">
            <text:p>561.76</text:p>
          </table:table-cell>
          <table:table-cell table:style-name="ce20" office:value-type="float" office:value="72.0466666666667" calcext:value-type="float">
            <text:p>72.05</text:p>
          </table:table-cell>
          <table:table-cell table:style-name="ce20" office:value-type="float" office:value="43.1773333333333" calcext:value-type="float">
            <text:p>43.18</text:p>
          </table:table-cell>
          <table:table-cell table:style-name="ce20" office:value-type="float" office:value="5.88" calcext:value-type="float">
            <text:p>5.88</text:p>
          </table:table-cell>
          <table:table-cell table:style-name="ce20" office:value-type="float" office:value="160.92" calcext:value-type="float">
            <text:p>160.92</text:p>
          </table:table-cell>
          <table:table-cell table:style-name="ce20" office:value-type="float" office:value="6.72266666666667" calcext:value-type="float">
            <text:p>6.72</text:p>
          </table:table-cell>
          <table:table-cell table:style-name="ce20" office:value-type="float" office:value="152.590333333333" calcext:value-type="float">
            <text:p>152.59</text:p>
          </table:table-cell>
          <table:table-cell table:style-name="ce20" office:value-type="float" office:value="238.62" calcext:value-type="float">
            <text:p>238.6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44.019" calcext:value-type="float">
            <text:p>44.02</text:p>
          </table:table-cell>
          <table:table-cell table:style-name="ce20" office:value-type="float" office:value="43.515" calcext:value-type="float">
            <text:p>43.52</text:p>
          </table:table-cell>
          <table:table-cell table:style-name="ce20" office:value-type="float" office:value="44.98" calcext:value-type="float">
            <text:p>44.98</text:p>
          </table:table-cell>
          <table:table-cell table:formula="of:=AVERAGE([.C7];[.D7];[.E7])" office:value-type="float" office:value="44.1713333333333" calcext:value-type="float">
            <text:p>44.17</text:p>
          </table:table-cell>
          <table:table-cell/>
          <table:table-cell office:value-type="string" calcext:value-type="string">
            <text:p>vector+parallel</text:p>
          </table:table-cell>
          <table:table-cell table:style-name="ce20" office:value-type="float" office:value="702.572" calcext:value-type="float">
            <text:p>702.57</text:p>
          </table:table-cell>
          <table:table-cell table:style-name="ce20" office:value-type="float" office:value="56.427" calcext:value-type="float">
            <text:p>56.43</text:p>
          </table:table-cell>
          <table:table-cell table:style-name="ce20" office:value-type="float" office:value="556.578333333333" calcext:value-type="float">
            <text:p>556.58</text:p>
          </table:table-cell>
          <table:table-cell table:style-name="ce20" office:value-type="float" office:value="72.189" calcext:value-type="float">
            <text:p>72.19</text:p>
          </table:table-cell>
          <table:table-cell table:style-name="ce20" office:value-type="float" office:value="42.9236666666667" calcext:value-type="float">
            <text:p>42.92</text:p>
          </table:table-cell>
          <table:table-cell table:style-name="ce20" office:value-type="float" office:value="5.89266666666667" calcext:value-type="float">
            <text:p>5.89</text:p>
          </table:table-cell>
          <table:table-cell table:style-name="ce20" office:value-type="float" office:value="145.482333333333" calcext:value-type="float">
            <text:p>145.48</text:p>
          </table:table-cell>
          <table:table-cell table:style-name="ce20" office:value-type="float" office:value="5.124" calcext:value-type="float">
            <text:p>5.12</text:p>
          </table:table-cell>
          <table:table-cell table:style-name="ce20" office:value-type="float" office:value="159.395666666667" calcext:value-type="float">
            <text:p>159.40</text:p>
          </table:table-cell>
          <table:table-cell table:style-name="ce20" office:value-type="float" office:value="223.906666666667" calcext:value-type="float">
            <text:p>223.9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5.935" calcext:value-type="float">
            <text:p>5.94</text:p>
          </table:table-cell>
          <table:table-cell table:style-name="ce20" office:value-type="float" office:value="6.154" calcext:value-type="float">
            <text:p>6.15</text:p>
          </table:table-cell>
          <table:table-cell table:style-name="ce20" office:value-type="float" office:value="5.981" calcext:value-type="float">
            <text:p>5.98</text:p>
          </table:table-cell>
          <table:table-cell table:formula="of:=AVERAGE([.C8];[.D8];[.E8])" office:value-type="float" office:value="6.02333333333333" calcext:value-type="float">
            <text:p>6.02</text:p>
          </table:table-cell>
          <table:table-cell/>
          <table:table-cell office:value-type="string" calcext:value-type="string">
            <text:p>vector+openmp</text:p>
          </table:table-cell>
          <table:table-cell table:style-name="ce20" office:value-type="float" office:value="94.0133333333333" calcext:value-type="float">
            <text:p>94.01</text:p>
          </table:table-cell>
          <table:table-cell table:style-name="ce20" office:value-type="float" office:value="34.9856666666667" calcext:value-type="float">
            <text:p>34.99</text:p>
          </table:table-cell>
          <table:table-cell table:style-name="ce20" office:value-type="float" office:value="258.545" calcext:value-type="float">
            <text:p>258.55</text:p>
          </table:table-cell>
          <table:table-cell table:style-name="ce20" office:value-type="float" office:value="22.3146666666667" calcext:value-type="float">
            <text:p>22.31</text:p>
          </table:table-cell>
          <table:table-cell table:style-name="ce20" office:value-type="float" office:value="19.3073333333333" calcext:value-type="float">
            <text:p>19.31</text:p>
          </table:table-cell>
          <table:table-cell table:style-name="ce20" office:value-type="float" office:value="2.16033333333333" calcext:value-type="float">
            <text:p>2.16</text:p>
          </table:table-cell>
          <table:table-cell table:style-name="ce20" office:value-type="float" office:value="156.427333333333" calcext:value-type="float">
            <text:p>156.43</text:p>
          </table:table-cell>
          <table:table-cell table:style-name="ce20" office:value-type="float" office:value="4.33733333333333" calcext:value-type="float">
            <text:p>4.34</text:p>
          </table:table-cell>
          <table:table-cell table:style-name="ce20" office:value-type="float" office:value="83.9466666666667" calcext:value-type="float">
            <text:p>83.95</text:p>
          </table:table-cell>
          <table:table-cell table:style-name="ce20" office:value-type="float" office:value="132.215333333333" calcext:value-type="float">
            <text:p>132.2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148.506" calcext:value-type="float">
            <text:p>148.51</text:p>
          </table:table-cell>
          <table:table-cell table:style-name="ce20" office:value-type="float" office:value="145.087" calcext:value-type="float">
            <text:p>145.09</text:p>
          </table:table-cell>
          <table:table-cell table:style-name="ce20" office:value-type="float" office:value="148.274" calcext:value-type="float">
            <text:p>148.27</text:p>
          </table:table-cell>
          <table:table-cell table:formula="of:=AVERAGE([.C9];[.D9];[.E9])" office:value-type="float" office:value="147.289" calcext:value-type="float">
            <text:p>147.29</text:p>
          </table:table-cell>
          <table:table-cell/>
          <table:table-cell office:value-type="string" calcext:value-type="string">
            <text:p>parallel+openmp</text:p>
          </table:table-cell>
          <table:table-cell table:style-name="ce20" office:value-type="float" office:value="95.823" calcext:value-type="float">
            <text:p>95.82</text:p>
          </table:table-cell>
          <table:table-cell table:style-name="ce20" office:value-type="float" office:value="37.5466666666667" calcext:value-type="float">
            <text:p>37.55</text:p>
          </table:table-cell>
          <table:table-cell table:style-name="ce20" office:value-type="float" office:value="259.770666666667" calcext:value-type="float">
            <text:p>259.77</text:p>
          </table:table-cell>
          <table:table-cell table:style-name="ce20" office:value-type="float" office:value="22.3206666666667" calcext:value-type="float">
            <text:p>22.32</text:p>
          </table:table-cell>
          <table:table-cell table:style-name="ce20" office:value-type="float" office:value="20.1136666666667" calcext:value-type="float">
            <text:p>20.11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142.007" calcext:value-type="float">
            <text:p>142.01</text:p>
          </table:table-cell>
          <table:table-cell table:style-name="ce20" office:value-type="float" office:value="4.18666666666667" calcext:value-type="float">
            <text:p>4.19</text:p>
          </table:table-cell>
          <table:table-cell table:style-name="ce20" office:value-type="float" office:value="79.0796666666667" calcext:value-type="float">
            <text:p>79.08</text:p>
          </table:table-cell>
          <table:table-cell table:style-name="ce20" office:value-type="float" office:value="118.199666666667" calcext:value-type="float">
            <text:p>118.20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6.215" calcext:value-type="float">
            <text:p>6.22</text:p>
          </table:table-cell>
          <table:table-cell table:style-name="ce20" office:value-type="float" office:value="6.199" calcext:value-type="float">
            <text:p>6.20</text:p>
          </table:table-cell>
          <table:table-cell table:style-name="ce20" office:value-type="float" office:value="6.149" calcext:value-type="float">
            <text:p>6.15</text:p>
          </table:table-cell>
          <table:table-cell table:formula="of:=AVERAGE([.C10];[.D10];[.E10])" office:value-type="float" office:value="6.18766666666667" calcext:value-type="float">
            <text:p>6.19</text:p>
          </table:table-cell>
          <table:table-cell/>
          <table:table-cell office:value-type="string" calcext:value-type="string">
            <text:p>openmp</text:p>
          </table:table-cell>
          <table:table-cell table:style-name="ce20" office:value-type="float" office:value="96.0013333333333" calcext:value-type="float">
            <text:p>96.00</text:p>
          </table:table-cell>
          <table:table-cell table:style-name="ce20" office:value-type="float" office:value="37.9343333333333" calcext:value-type="float">
            <text:p>37.93</text:p>
          </table:table-cell>
          <table:table-cell table:style-name="ce20" office:value-type="float" office:value="269.533666666667" calcext:value-type="float">
            <text:p>269.53</text:p>
          </table:table-cell>
          <table:table-cell table:style-name="ce20" office:value-type="float" office:value="22.914" calcext:value-type="float">
            <text:p>22.91</text:p>
          </table:table-cell>
          <table:table-cell table:style-name="ce20" office:value-type="float" office:value="20.1403333333333" calcext:value-type="float">
            <text:p>20.14</text:p>
          </table:table-cell>
          <table:table-cell table:style-name="ce20" office:value-type="float" office:value="2.26633333333333" calcext:value-type="float">
            <text:p>2.27</text:p>
          </table:table-cell>
          <table:table-cell table:style-name="ce20" office:value-type="float" office:value="141.987333333333" calcext:value-type="float">
            <text:p>141.99</text:p>
          </table:table-cell>
          <table:table-cell table:style-name="ce20" office:value-type="float" office:value="3.702" calcext:value-type="float">
            <text:p>3.70</text:p>
          </table:table-cell>
          <table:table-cell table:style-name="ce20" office:value-type="float" office:value="80.167" calcext:value-type="float">
            <text:p>80.17</text:p>
          </table:table-cell>
          <table:table-cell table:style-name="ce20" office:value-type="float" office:value="122.598" calcext:value-type="float">
            <text:p>122.60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113.822" calcext:value-type="float">
            <text:p>113.82</text:p>
          </table:table-cell>
          <table:table-cell table:style-name="ce20" office:value-type="float" office:value="109.59" calcext:value-type="float">
            <text:p>109.59</text:p>
          </table:table-cell>
          <table:table-cell table:style-name="ce20" office:value-type="float" office:value="106.489" calcext:value-type="float">
            <text:p>106.49</text:p>
          </table:table-cell>
          <table:table-cell table:formula="of:=AVERAGE([.C11];[.D11];[.E11])" office:value-type="float" office:value="109.967" calcext:value-type="float">
            <text:p>109.97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20" office:value-type="float" office:value="92.262" calcext:value-type="float">
            <text:p>92.26</text:p>
          </table:table-cell>
          <table:table-cell table:style-name="ce20" office:value-type="float" office:value="34.2506666666667" calcext:value-type="float">
            <text:p>34.25</text:p>
          </table:table-cell>
          <table:table-cell table:style-name="ce20" office:value-type="float" office:value="262.011" calcext:value-type="float">
            <text:p>262.01</text:p>
          </table:table-cell>
          <table:table-cell table:style-name="ce20" office:value-type="float" office:value="24.129" calcext:value-type="float">
            <text:p>24.13</text:p>
          </table:table-cell>
          <table:table-cell table:style-name="ce20" office:value-type="float" office:value="20.7746666666667" calcext:value-type="float">
            <text:p>20.77</text:p>
          </table:table-cell>
          <table:table-cell table:style-name="ce20" office:value-type="float" office:value="2.21766666666667" calcext:value-type="float">
            <text:p>2.22</text:p>
          </table:table-cell>
          <table:table-cell table:style-name="ce20" office:value-type="float" office:value="152.315333333333" calcext:value-type="float">
            <text:p>152.32</text:p>
          </table:table-cell>
          <table:table-cell table:style-name="ce20" office:value-type="float" office:value="4.462" calcext:value-type="float">
            <text:p>4.46</text:p>
          </table:table-cell>
          <table:table-cell table:style-name="ce20" office:value-type="float" office:value="80.6046666666667" calcext:value-type="float">
            <text:p>80.60</text:p>
          </table:table-cell>
          <table:table-cell table:style-name="ce20" office:value-type="float" office:value="118.234" calcext:value-type="float">
            <text:p>118.23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81.308" calcext:value-type="float">
            <text:p>81.31</text:p>
          </table:table-cell>
          <table:table-cell table:style-name="ce20" office:value-type="float" office:value="82.413" calcext:value-type="float">
            <text:p>82.41</text:p>
          </table:table-cell>
          <table:table-cell table:style-name="ce20" office:value-type="float" office:value="82.328" calcext:value-type="float">
            <text:p>82.33</text:p>
          </table:table-cell>
          <table:table-cell table:formula="of:=AVERAGE([.C12];[.D12];[.E12])" office:value-type="float" office:value="82.0163333333333" calcext:value-type="float">
            <text:p>82.0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1.679" calcext:value-type="float">
            <text:p>181.679</text:p>
          </table:table-cell>
          <table:table-cell table:formula="of:=AVERAGE([.C14];[.D14];[.E14])" office:value-type="float" office:value="182.315" calcext:value-type="float">
            <text:p>18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68.41" calcext:value-type="float">
            <text:p>68.41</text:p>
          </table:table-cell>
          <table:table-cell office:value-type="float" office:value="65.177" calcext:value-type="float">
            <text:p>65.177</text:p>
          </table:table-cell>
          <table:table-cell office:value-type="float" office:value="62.878" calcext:value-type="float">
            <text:p>62.878</text:p>
          </table:table-cell>
          <table:table-cell table:formula="of:=AVERAGE([.C15];[.D15];[.E15])" office:value-type="float" office:value="65.4883333333333" calcext:value-type="float">
            <text:p>65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82.09" calcext:value-type="float">
            <text:p>582.09</text:p>
          </table:table-cell>
          <table:table-cell office:value-type="float" office:value="559.872" calcext:value-type="float">
            <text:p>559.872</text:p>
          </table:table-cell>
          <table:table-cell office:value-type="float" office:value="556.165" calcext:value-type="float">
            <text:p>556.165</text:p>
          </table:table-cell>
          <table:table-cell table:formula="of:=AVERAGE([.C16];[.D16];[.E16])" office:value-type="float" office:value="566.042333333333" calcext:value-type="float">
            <text:p>566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53" calcext:value-type="float">
            <text:p>71.753</text:p>
          </table:table-cell>
          <table:table-cell office:value-type="float" office:value="71.866" calcext:value-type="float">
            <text:p>71.866</text:p>
          </table:table-cell>
          <table:table-cell office:value-type="float" office:value="71.855" calcext:value-type="float">
            <text:p>71.855</text:p>
          </table:table-cell>
          <table:table-cell table:formula="of:=AVERAGE([.C17];[.D17];[.E17])" office:value-type="float" office:value="71.8246666666667" calcext:value-type="float">
            <text:p>71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2.909" calcext:value-type="float">
            <text:p>42.909</text:p>
          </table:table-cell>
          <table:table-cell office:value-type="float" office:value="42.769" calcext:value-type="float">
            <text:p>42.769</text:p>
          </table:table-cell>
          <table:table-cell office:value-type="float" office:value="42.737" calcext:value-type="float">
            <text:p>42.737</text:p>
          </table:table-cell>
          <table:table-cell table:formula="of:=AVERAGE([.C18];[.D18];[.E18])" office:value-type="float" office:value="42.805" calcext:value-type="float">
            <text:p>42.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18" calcext:value-type="float">
            <text:p>5.818</text:p>
          </table:table-cell>
          <table:table-cell office:value-type="float" office:value="5.85" calcext:value-type="float">
            <text:p>5.85</text:p>
          </table:table-cell>
          <table:table-cell office:value-type="float" office:value="5.815" calcext:value-type="float">
            <text:p>5.815</text:p>
          </table:table-cell>
          <table:table-cell table:formula="of:=AVERAGE([.C19];[.D19];[.E19])" office:value-type="float" office:value="5.82766666666667" calcext:value-type="float">
            <text:p>5.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28.838" calcext:value-type="float">
            <text:p>128.838</text:p>
          </table:table-cell>
          <table:table-cell office:value-type="float" office:value="126.775" calcext:value-type="float">
            <text:p>126.775</text:p>
          </table:table-cell>
          <table:table-cell office:value-type="float" office:value="128.737" calcext:value-type="float">
            <text:p>128.737</text:p>
          </table:table-cell>
          <table:table-cell table:formula="of:=AVERAGE([.C20];[.D20];[.E20])" office:value-type="float" office:value="128.116666666667" calcext:value-type="float">
            <text:p>128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42" calcext:value-type="float">
            <text:p>5.142</text:p>
          </table:table-cell>
          <table:table-cell office:value-type="float" office:value="5.148" calcext:value-type="float">
            <text:p>5.148</text:p>
          </table:table-cell>
          <table:table-cell office:value-type="float" office:value="5.158" calcext:value-type="float">
            <text:p>5.158</text:p>
          </table:table-cell>
          <table:table-cell table:formula="of:=AVERAGE([.C21];[.D21];[.E21])" office:value-type="float" office:value="5.14933333333333" calcext:value-type="float">
            <text:p>5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1.073" calcext:value-type="float">
            <text:p>91.073</text:p>
          </table:table-cell>
          <table:table-cell office:value-type="float" office:value="92.03" calcext:value-type="float">
            <text:p>92.03</text:p>
          </table:table-cell>
          <table:table-cell office:value-type="float" office:value="91.889" calcext:value-type="float">
            <text:p>91.889</text:p>
          </table:table-cell>
          <table:table-cell table:formula="of:=AVERAGE([.C22];[.D22];[.E22])" office:value-type="float" office:value="91.664" calcext:value-type="float">
            <text:p>91.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66.896" calcext:value-type="float">
            <text:p>66.896</text:p>
          </table:table-cell>
          <table:table-cell office:value-type="float" office:value="67.288" calcext:value-type="float">
            <text:p>67.288</text:p>
          </table:table-cell>
          <table:table-cell office:value-type="float" office:value="67.406" calcext:value-type="float">
            <text:p>67.406</text:p>
          </table:table-cell>
          <table:table-cell table:formula="of:=AVERAGE([.C23];[.D23];[.E23])" office:value-type="float" office:value="67.1966666666667" calcext:value-type="float">
            <text:p>67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615.919" calcext:value-type="float">
            <text:p>615.919</text:p>
          </table:table-cell>
          <table:table-cell office:value-type="float" office:value="598.954" calcext:value-type="float">
            <text:p>598.954</text:p>
          </table:table-cell>
          <table:table-cell office:value-type="float" office:value="640.324" calcext:value-type="float">
            <text:p>640.324</text:p>
          </table:table-cell>
          <table:table-cell table:formula="of:=AVERAGE([.C25];[.D25];[.E25])" office:value-type="float" office:value="618.399" calcext:value-type="float">
            <text:p>618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026" calcext:value-type="float">
            <text:p>57.026</text:p>
          </table:table-cell>
          <table:table-cell office:value-type="float" office:value="58.128" calcext:value-type="float">
            <text:p>58.128</text:p>
          </table:table-cell>
          <table:table-cell office:value-type="float" office:value="57.194" calcext:value-type="float">
            <text:p>57.194</text:p>
          </table:table-cell>
          <table:table-cell table:formula="of:=AVERAGE([.C26];[.D26];[.E26])" office:value-type="float" office:value="57.4493333333333" calcext:value-type="float">
            <text:p>57.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50.872" calcext:value-type="float">
            <text:p>550.872</text:p>
          </table:table-cell>
          <table:table-cell office:value-type="float" office:value="561.972" calcext:value-type="float">
            <text:p>561.972</text:p>
          </table:table-cell>
          <table:table-cell office:value-type="float" office:value="572.443" calcext:value-type="float">
            <text:p>572.443</text:p>
          </table:table-cell>
          <table:table-cell table:formula="of:=AVERAGE([.C27];[.D27];[.E27])" office:value-type="float" office:value="561.762333333333" calcext:value-type="float">
            <text:p>561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69" calcext:value-type="float">
            <text:p>71.769</text:p>
          </table:table-cell>
          <table:table-cell office:value-type="float" office:value="72.093" calcext:value-type="float">
            <text:p>72.093</text:p>
          </table:table-cell>
          <table:table-cell office:value-type="float" office:value="72.278" calcext:value-type="float">
            <text:p>72.278</text:p>
          </table:table-cell>
          <table:table-cell table:formula="of:=AVERAGE([.C28];[.D28];[.E28])" office:value-type="float" office:value="72.0466666666667" calcext:value-type="float">
            <text:p>72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387" calcext:value-type="float">
            <text:p>43.387</text:p>
          </table:table-cell>
          <table:table-cell office:value-type="float" office:value="42.678" calcext:value-type="float">
            <text:p>42.678</text:p>
          </table:table-cell>
          <table:table-cell office:value-type="float" office:value="43.467" calcext:value-type="float">
            <text:p>43.467</text:p>
          </table:table-cell>
          <table:table-cell table:formula="of:=AVERAGE([.C29];[.D29];[.E29])" office:value-type="float" office:value="43.1773333333333" calcext:value-type="float">
            <text:p>43.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44" calcext:value-type="float">
            <text:p>5.844</text:p>
          </table:table-cell>
          <table:table-cell office:value-type="float" office:value="5.879" calcext:value-type="float">
            <text:p>5.879</text:p>
          </table:table-cell>
          <table:table-cell office:value-type="float" office:value="5.917" calcext:value-type="float">
            <text:p>5.917</text:p>
          </table:table-cell>
          <table:table-cell table:formula="of:=AVERAGE([.C30];[.D30];[.E30])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4.62" calcext:value-type="float">
            <text:p>154.62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155.869" calcext:value-type="float">
            <text:p>155.869</text:p>
          </table:table-cell>
          <table:table-cell table:formula="of:=AVERAGE([.C31];[.D31];[.E31])" office:value-type="float" office:value="160.92" calcext:value-type="float">
            <text:p>160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6.267" calcext:value-type="float">
            <text:p>6.267</text:p>
          </table:table-cell>
          <table:table-cell office:value-type="float" office:value="7.123" calcext:value-type="float">
            <text:p>7.123</text:p>
          </table:table-cell>
          <table:table-cell office:value-type="float" office:value="6.778" calcext:value-type="float">
            <text:p>6.778</text:p>
          </table:table-cell>
          <table:table-cell table:formula="of:=AVERAGE([.C32];[.D32];[.E32])" office:value-type="float" office:value="6.72266666666667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47.798" calcext:value-type="float">
            <text:p>147.798</text:p>
          </table:table-cell>
          <table:table-cell office:value-type="float" office:value="170.794" calcext:value-type="float">
            <text:p>170.794</text:p>
          </table:table-cell>
          <table:table-cell office:value-type="float" office:value="139.179" calcext:value-type="float">
            <text:p>139.179</text:p>
          </table:table-cell>
          <table:table-cell table:formula="of:=AVERAGE([.C33];[.D33];[.E33])" office:value-type="float" office:value="152.590333333333" calcext:value-type="float">
            <text:p>152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1.661" calcext:value-type="float">
            <text:p>231.661</text:p>
          </table:table-cell>
          <table:table-cell office:value-type="float" office:value="249.761" calcext:value-type="float">
            <text:p>249.761</text:p>
          </table:table-cell>
          <table:table-cell office:value-type="float" office:value="234.438" calcext:value-type="float">
            <text:p>234.438</text:p>
          </table:table-cell>
          <table:table-cell table:formula="of:=AVERAGE([.C34];[.D34];[.E34])" office:value-type="float" office:value="238.62" calcext:value-type="float">
            <text:p>238.6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630.146" calcext:value-type="float">
            <text:p>630.146</text:p>
          </table:table-cell>
          <table:table-cell office:value-type="float" office:value="729.431" calcext:value-type="float">
            <text:p>729.431</text:p>
          </table:table-cell>
          <table:table-cell office:value-type="float" office:value="748.139" calcext:value-type="float">
            <text:p>748.139</text:p>
          </table:table-cell>
          <table:table-cell table:formula="of:=AVERAGE([.C36];[.D36];[.E36])" office:value-type="float" office:value="702.572" calcext:value-type="float">
            <text:p>702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248" calcext:value-type="float">
            <text:p>57.248</text:p>
          </table:table-cell>
          <table:table-cell office:value-type="float" office:value="56.484" calcext:value-type="float">
            <text:p>56.484</text:p>
          </table:table-cell>
          <table:table-cell office:value-type="float" office:value="55.549" calcext:value-type="float">
            <text:p>55.549</text:p>
          </table:table-cell>
          <table:table-cell table:formula="of:=AVERAGE([.C37];[.D37];[.E37])" office:value-type="float" office:value="56.427" calcext:value-type="float">
            <text:p>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63.225" calcext:value-type="float">
            <text:p>563.225</text:p>
          </table:table-cell>
          <table:table-cell office:value-type="float" office:value="552.98" calcext:value-type="float">
            <text:p>552.98</text:p>
          </table:table-cell>
          <table:table-cell office:value-type="float" office:value="553.53" calcext:value-type="float">
            <text:p>553.53</text:p>
          </table:table-cell>
          <table:table-cell table:formula="of:=AVERAGE([.C38];[.D38];[.E38])" office:value-type="float" office:value="556.578333333333" calcext:value-type="float">
            <text:p>556.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2.469" calcext:value-type="float">
            <text:p>72.469</text:p>
          </table:table-cell>
          <table:table-cell office:value-type="float" office:value="72.12" calcext:value-type="float">
            <text:p>72.12</text:p>
          </table:table-cell>
          <table:table-cell office:value-type="float" office:value="71.978" calcext:value-type="float">
            <text:p>71.978</text:p>
          </table:table-cell>
          <table:table-cell table:formula="of:=AVERAGE([.C39];[.D39];[.E39])" office:value-type="float" office:value="72.189" calcext:value-type="float">
            <text:p>72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513" calcext:value-type="float">
            <text:p>43.513</text:p>
          </table:table-cell>
          <table:table-cell office:value-type="float" office:value="43.014" calcext:value-type="float">
            <text:p>43.014</text:p>
          </table:table-cell>
          <table:table-cell office:value-type="float" office:value="42.244" calcext:value-type="float">
            <text:p>42.244</text:p>
          </table:table-cell>
          <table:table-cell table:formula="of:=AVERAGE([.C40];[.D40];[.E40])" office:value-type="float" office:value="42.9236666666667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924" calcext:value-type="float">
            <text:p>5.924</text:p>
          </table:table-cell>
          <table:table-cell office:value-type="float" office:value="5.835" calcext:value-type="float">
            <text:p>5.835</text:p>
          </table:table-cell>
          <table:table-cell office:value-type="float" office:value="5.919" calcext:value-type="float">
            <text:p>5.919</text:p>
          </table:table-cell>
          <table:table-cell table:formula="of:=AVERAGE([.C41];[.D41];[.E41])" office:value-type="float" office:value="5.89266666666667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143.218" calcext:value-type="float">
            <text:p>143.218</text:p>
          </table:table-cell>
          <table:table-cell office:value-type="float" office:value="147.118" calcext:value-type="float">
            <text:p>147.118</text:p>
          </table:table-cell>
          <table:table-cell table:formula="of:=AVERAGE([.C42];[.D42];[.E42])" office:value-type="float" office:value="145.482333333333" calcext:value-type="float">
            <text:p>145.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77" calcext:value-type="float">
            <text:p>5.177</text:p>
          </table:table-cell>
          <table:table-cell office:value-type="float" office:value="4.896" calcext:value-type="float">
            <text:p>4.896</text:p>
          </table:table-cell>
          <table:table-cell office:value-type="float" office:value="5.299" calcext:value-type="float">
            <text:p>5.299</text:p>
          </table:table-cell>
          <table:table-cell table:formula="of:=AVERAGE([.C43];[.D43];[.E43])" office:value-type="float" office:value="5.124" calcext:value-type="float">
            <text:p>5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3.402" calcext:value-type="float">
            <text:p>153.402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175.94" calcext:value-type="float">
            <text:p>175.94</text:p>
          </table:table-cell>
          <table:table-cell table:formula="of:=AVERAGE([.C44];[.D44];[.E44])" office:value-type="float" office:value="159.395666666667" calcext:value-type="float">
            <text:p>159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5.683" calcext:value-type="float">
            <text:p>235.683</text:p>
          </table:table-cell>
          <table:table-cell office:value-type="float" office:value="220.889" calcext:value-type="float">
            <text:p>220.889</text:p>
          </table:table-cell>
          <table:table-cell office:value-type="float" office:value="215.148" calcext:value-type="float">
            <text:p>215.148</text:p>
          </table:table-cell>
          <table:table-cell table:formula="of:=AVERAGE([.C45];[.D45];[.E45])" office:value-type="float" office:value="223.906666666667" calcext:value-type="float">
            <text:p>223.9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92.707" calcext:value-type="float">
            <text:p>92.707</text:p>
          </table:table-cell>
          <table:table-cell office:value-type="float" office:value="93.741" calcext:value-type="float">
            <text:p>93.741</text:p>
          </table:table-cell>
          <table:table-cell office:value-type="float" office:value="95.592" calcext:value-type="float">
            <text:p>95.592</text:p>
          </table:table-cell>
          <table:table-cell table:formula="of:=AVERAGE([.C47];[.D47];[.E47])" office:value-type="float" office:value="94.0133333333333" calcext:value-type="float">
            <text:p>94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282" calcext:value-type="float">
            <text:p>34.282</text:p>
          </table:table-cell>
          <table:table-cell office:value-type="float" office:value="33.958" calcext:value-type="float">
            <text:p>33.958</text:p>
          </table:table-cell>
          <table:table-cell office:value-type="float" office:value="36.717" calcext:value-type="float">
            <text:p>36.717</text:p>
          </table:table-cell>
          <table:table-cell table:formula="of:=AVERAGE([.C48];[.D48];[.E48])" office:value-type="float" office:value="34.9856666666667" calcext:value-type="float">
            <text:p>34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0.474" calcext:value-type="float">
            <text:p>260.474</text:p>
          </table:table-cell>
          <table:table-cell office:value-type="float" office:value="257.411" calcext:value-type="float">
            <text:p>257.411</text:p>
          </table:table-cell>
          <table:table-cell office:value-type="float" office:value="257.75" calcext:value-type="float">
            <text:p>257.75</text:p>
          </table:table-cell>
          <table:table-cell table:formula="of:=AVERAGE([.C49];[.D49];[.E49])" office:value-type="float" office:value="258.545" calcext:value-type="float">
            <text:p>258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035" calcext:value-type="float">
            <text:p>23.035</text:p>
          </table:table-cell>
          <table:table-cell office:value-type="float" office:value="21.789" calcext:value-type="float">
            <text:p>21.789</text:p>
          </table:table-cell>
          <table:table-cell office:value-type="float" office:value="22.12" calcext:value-type="float">
            <text:p>22.12</text:p>
          </table:table-cell>
          <table:table-cell table:formula="of:=AVERAGE([.C50];[.D50];[.E50])" office:value-type="float" office:value="22.3146666666667" calcext:value-type="float">
            <text:p>22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545" calcext:value-type="float">
            <text:p>19.545</text:p>
          </table:table-cell>
          <table:table-cell office:value-type="float" office:value="19.879" calcext:value-type="float">
            <text:p>19.879</text:p>
          </table:table-cell>
          <table:table-cell office:value-type="float" office:value="18.498" calcext:value-type="float">
            <text:p>18.498</text:p>
          </table:table-cell>
          <table:table-cell table:formula="of:=AVERAGE([.C51];[.D51];[.E51])" office:value-type="float" office:value="19.3073333333333" calcext:value-type="float">
            <text:p>19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093" calcext:value-type="float">
            <text:p>2.093</text:p>
          </table:table-cell>
          <table:table-cell office:value-type="float" office:value="2.112" calcext:value-type="float">
            <text:p>2.112</text:p>
          </table:table-cell>
          <table:table-cell office:value-type="float" office:value="2.276" calcext:value-type="float">
            <text:p>2.276</text:p>
          </table:table-cell>
          <table:table-cell table:formula="of:=AVERAGE([.C52];[.D52];[.E52])" office:value-type="float" office:value="2.16033333333333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68.166" calcext:value-type="float">
            <text:p>168.166</text:p>
          </table:table-cell>
          <table:table-cell office:value-type="float" office:value="162.664" calcext:value-type="float">
            <text:p>162.664</text:p>
          </table:table-cell>
          <table:table-cell table:formula="of:=AVERAGE([.C53];[.D53];[.E53])" office:value-type="float" office:value="156.427333333333" calcext:value-type="float">
            <text:p>1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618" calcext:value-type="float">
            <text:p>4.618</text:p>
          </table:table-cell>
          <table:table-cell office:value-type="float" office:value="4.31" calcext:value-type="float">
            <text:p>4.31</text:p>
          </table:table-cell>
          <table:table-cell office:value-type="float" office:value="4.084" calcext:value-type="float">
            <text:p>4.084</text:p>
          </table:table-cell>
          <table:table-cell table:formula="of:=AVERAGE([.C54];[.D54];[.E54])" office:value-type="float" office:value="4.33733333333333" calcext:value-type="float">
            <text:p>4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3.955" calcext:value-type="float">
            <text:p>83.955</text:p>
          </table:table-cell>
          <table:table-cell office:value-type="float" office:value="80.72" calcext:value-type="float">
            <text:p>80.72</text:p>
          </table:table-cell>
          <table:table-cell office:value-type="float" office:value="87.165" calcext:value-type="float">
            <text:p>87.165</text:p>
          </table:table-cell>
          <table:table-cell table:formula="of:=AVERAGE([.C55];[.D55];[.E55])" office:value-type="float" office:value="83.9466666666667" calcext:value-type="float">
            <text:p>83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37.598" calcext:value-type="float">
            <text:p>137.598</text:p>
          </table:table-cell>
          <table:table-cell office:value-type="float" office:value="136.914" calcext:value-type="float">
            <text:p>136.914</text:p>
          </table:table-cell>
          <table:table-cell office:value-type="float" office:value="122.134" calcext:value-type="float">
            <text:p>122.134</text:p>
          </table:table-cell>
          <table:table-cell table:formula="of:=AVERAGE([.C56];[.D56];[.E56])" office:value-type="float" office:value="132.215333333333" calcext:value-type="float">
            <text:p>132.2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96.689" calcext:value-type="float">
            <text:p>96.689</text:p>
          </table:table-cell>
          <table:table-cell office:value-type="float" office:value="95.574" calcext:value-type="float">
            <text:p>95.574</text:p>
          </table:table-cell>
          <table:table-cell office:value-type="float" office:value="95.206" calcext:value-type="float">
            <text:p>95.206</text:p>
          </table:table-cell>
          <table:table-cell table:formula="of:=AVERAGE([.C58];[.D58];[.E58])" office:value-type="float" office:value="95.823" calcext:value-type="float">
            <text:p>95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5.947" calcext:value-type="float">
            <text:p>35.947</text:p>
          </table:table-cell>
          <table:table-cell office:value-type="float" office:value="38.72" calcext:value-type="float">
            <text:p>38.72</text:p>
          </table:table-cell>
          <table:table-cell office:value-type="float" office:value="37.973" calcext:value-type="float">
            <text:p>37.973</text:p>
          </table:table-cell>
          <table:table-cell table:formula="of:=AVERAGE([.C59];[.D59];[.E59])" office:value-type="float" office:value="37.5466666666667" calcext:value-type="float">
            <text:p>37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263.108" calcext:value-type="float">
            <text:p>263.108</text:p>
          </table:table-cell>
          <table:table-cell office:value-type="float" office:value="260.679" calcext:value-type="float">
            <text:p>260.679</text:p>
          </table:table-cell>
          <table:table-cell table:formula="of:=AVERAGE([.C60];[.D60];[.E60])" office:value-type="float" office:value="259.770666666667" calcext:value-type="float">
            <text:p>259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776" calcext:value-type="float">
            <text:p>21.776</text:p>
          </table:table-cell>
          <table:table-cell office:value-type="float" office:value="22.346" calcext:value-type="float">
            <text:p>22.346</text:p>
          </table:table-cell>
          <table:table-cell office:value-type="float" office:value="22.84" calcext:value-type="float">
            <text:p>22.84</text:p>
          </table:table-cell>
          <table:table-cell table:formula="of:=AVERAGE([.C61];[.D61];[.E61])" office:value-type="float" office:value="22.3206666666667" calcext:value-type="float">
            <text:p>2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728" calcext:value-type="float">
            <text:p>19.728</text:p>
          </table:table-cell>
          <table:table-cell office:value-type="float" office:value="20.185" calcext:value-type="float">
            <text:p>20.185</text:p>
          </table:table-cell>
          <table:table-cell office:value-type="float" office:value="20.428" calcext:value-type="float">
            <text:p>20.428</text:p>
          </table:table-cell>
          <table:table-cell table:formula="of:=AVERAGE([.C62];[.D62];[.E62])" office:value-type="float" office:value="20.1136666666667" calcext:value-type="float">
            <text:p>20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383" calcext:value-type="float">
            <text:p>2.383</text:p>
          </table:table-cell>
          <table:table-cell office:value-type="float" office:value="2.162" calcext:value-type="float">
            <text:p>2.162</text:p>
          </table:table-cell>
          <table:table-cell office:value-type="float" office:value="2.625" calcext:value-type="float">
            <text:p>2.625</text:p>
          </table:table-cell>
          <table:table-cell table:formula="of:=AVERAGE([.C63];[.D63];[.E63])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60.199" calcext:value-type="float">
            <text:p>160.199</text:p>
          </table:table-cell>
          <table:table-cell office:value-type="float" office:value="136.595" calcext:value-type="float">
            <text:p>136.595</text:p>
          </table:table-cell>
          <table:table-cell office:value-type="float" office:value="129.227" calcext:value-type="float">
            <text:p>129.227</text:p>
          </table:table-cell>
          <table:table-cell table:formula="of:=AVERAGE([.C64];[.D64];[.E64])" office:value-type="float" office:value="142.007" calcext:value-type="float">
            <text:p>14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235" calcext:value-type="float">
            <text:p>4.235</text:p>
          </table:table-cell>
          <table:table-cell office:value-type="float" office:value="4.021" calcext:value-type="float">
            <text:p>4.021</text:p>
          </table:table-cell>
          <table:table-cell office:value-type="float" office:value="4.304" calcext:value-type="float">
            <text:p>4.304</text:p>
          </table:table-cell>
          <table:table-cell table:formula="of:=AVERAGE([.C65];[.D65];[.E65])" office:value-type="float" office:value="4.18666666666667" calcext:value-type="float">
            <text:p>4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397" calcext:value-type="float">
            <text:p>81.397</text:p>
          </table:table-cell>
          <table:table-cell office:value-type="float" office:value="76.574" calcext:value-type="float">
            <text:p>76.574</text:p>
          </table:table-cell>
          <table:table-cell office:value-type="float" office:value="79.268" calcext:value-type="float">
            <text:p>79.268</text:p>
          </table:table-cell>
          <table:table-cell table:formula="of:=AVERAGE([.C66];[.D66];[.E66])" office:value-type="float" office:value="79.0796666666667" calcext:value-type="float">
            <text:p>79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7.419" calcext:value-type="float">
            <text:p>117.419</text:p>
          </table:table-cell>
          <table:table-cell office:value-type="float" office:value="120.171" calcext:value-type="float">
            <text:p>120.171</text:p>
          </table:table-cell>
          <table:table-cell table:formula="of:=AVERAGE([.C67];[.D67];[.E67])" office:value-type="float" office:value="118.199666666667" calcext:value-type="float">
            <text:p>118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95.831" calcext:value-type="float">
            <text:p>95.831</text:p>
          </table:table-cell>
          <table:table-cell office:value-type="float" office:value="96.395" calcext:value-type="float">
            <text:p>96.395</text:p>
          </table:table-cell>
          <table:table-cell office:value-type="float" office:value="95.778" calcext:value-type="float">
            <text:p>95.778</text:p>
          </table:table-cell>
          <table:table-cell table:formula="of:=AVERAGE([.C69];[.D69];[.E69])" office:value-type="float" office:value="96.0013333333333" calcext:value-type="float">
            <text:p>96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923" calcext:value-type="float">
            <text:p>34.923</text:p>
          </table:table-cell>
          <table:table-cell office:value-type="float" office:value="36.945" calcext:value-type="float">
            <text:p>36.945</text:p>
          </table:table-cell>
          <table:table-cell office:value-type="float" office:value="41.935" calcext:value-type="float">
            <text:p>41.935</text:p>
          </table:table-cell>
          <table:table-cell table:formula="of:=AVERAGE([.C70];[.D70];[.E70])" office:value-type="float" office:value="37.9343333333333" calcext:value-type="float">
            <text:p>37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342" calcext:value-type="float">
            <text:p>266.342</text:p>
          </table:table-cell>
          <table:table-cell office:value-type="float" office:value="263.414" calcext:value-type="float">
            <text:p>263.414</text:p>
          </table:table-cell>
          <table:table-cell office:value-type="float" office:value="278.845" calcext:value-type="float">
            <text:p>278.845</text:p>
          </table:table-cell>
          <table:table-cell table:formula="of:=AVERAGE([.C71];[.D71];[.E71])" office:value-type="float" office:value="269.533666666667" calcext:value-type="float">
            <text:p>269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931" calcext:value-type="float">
            <text:p>21.931</text:p>
          </table:table-cell>
          <table:table-cell office:value-type="float" office:value="22.828" calcext:value-type="float">
            <text:p>22.828</text:p>
          </table:table-cell>
          <table:table-cell office:value-type="float" office:value="23.983" calcext:value-type="float">
            <text:p>23.983</text:p>
          </table:table-cell>
          <table:table-cell table:formula="of:=AVERAGE([.C72];[.D72];[.E72])" office:value-type="float" office:value="22.914" calcext:value-type="float">
            <text:p>22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0.376" calcext:value-type="float">
            <text:p>20.376</text:p>
          </table:table-cell>
          <table:table-cell office:value-type="float" office:value="19.785" calcext:value-type="float">
            <text:p>19.785</text:p>
          </table:table-cell>
          <table:table-cell office:value-type="float" office:value="20.26" calcext:value-type="float">
            <text:p>20.26</text:p>
          </table:table-cell>
          <table:table-cell table:formula="of:=AVERAGE([.C73];[.D73];[.E73])" office:value-type="float" office:value="20.1403333333333" calcext:value-type="float">
            <text:p>20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34" calcext:value-type="float">
            <text:p>2.234</text:p>
          </table:table-cell>
          <table:table-cell office:value-type="float" office:value="2.276" calcext:value-type="float">
            <text:p>2.276</text:p>
          </table:table-cell>
          <table:table-cell office:value-type="float" office:value="2.289" calcext:value-type="float">
            <text:p>2.289</text:p>
          </table:table-cell>
          <table:table-cell table:formula="of:=AVERAGE([.C74];[.D74];[.E74])" office:value-type="float" office:value="2.26633333333333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2.857" calcext:value-type="float">
            <text:p>152.857</text:p>
          </table:table-cell>
          <table:table-cell office:value-type="float" office:value="125.18" calcext:value-type="float">
            <text:p>125.18</text:p>
          </table:table-cell>
          <table:table-cell office:value-type="float" office:value="147.925" calcext:value-type="float">
            <text:p>147.925</text:p>
          </table:table-cell>
          <table:table-cell table:formula="of:=AVERAGE([.C75];[.D75];[.E75])" office:value-type="float" office:value="141.987333333333" calcext:value-type="float">
            <text:p>141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.698" calcext:value-type="float">
            <text:p>3.698</text:p>
          </table:table-cell>
          <table:table-cell office:value-type="float" office:value="3.696" calcext:value-type="float">
            <text:p>3.696</text:p>
          </table:table-cell>
          <table:table-cell office:value-type="float" office:value="3.712" calcext:value-type="float">
            <text:p>3.712</text:p>
          </table:table-cell>
          <table:table-cell table:formula="of:=AVERAGE([.C76];[.D76];[.E76])" office:value-type="float" office:value="3.702" calcext:value-type="float">
            <text:p>3.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7.483" calcext:value-type="float">
            <text:p>87.483</text:p>
          </table:table-cell>
          <table:table-cell office:value-type="float" office:value="75.986" calcext:value-type="float">
            <text:p>75.986</text:p>
          </table:table-cell>
          <table:table-cell office:value-type="float" office:value="77.032" calcext:value-type="float">
            <text:p>77.032</text:p>
          </table:table-cell>
          <table:table-cell table:formula="of:=AVERAGE([.C77];[.D77];[.E77])" office:value-type="float" office:value="80.167" calcext:value-type="float">
            <text:p>80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24.842" calcext:value-type="float">
            <text:p>124.842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0.908" calcext:value-type="float">
            <text:p>120.908</text:p>
          </table:table-cell>
          <table:table-cell table:formula="of:=AVERAGE([.C78];[.D78];[.E78])" office:value-type="float" office:value="122.598" calcext:value-type="float">
            <text:p>122.6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93.395" calcext:value-type="float">
            <text:p>93.395</text:p>
          </table:table-cell>
          <table:table-cell office:value-type="float" office:value="92.704" calcext:value-type="float">
            <text:p>92.704</text:p>
          </table:table-cell>
          <table:table-cell office:value-type="float" office:value="90.687" calcext:value-type="float">
            <text:p>90.687</text:p>
          </table:table-cell>
          <table:table-cell table:formula="of:=AVERAGE([.C80];[.D80];[.E80])" office:value-type="float" office:value="92.262" calcext:value-type="float">
            <text:p>92.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3.586" calcext:value-type="float">
            <text:p>33.586</text:p>
          </table:table-cell>
          <table:table-cell office:value-type="float" office:value="34.857" calcext:value-type="float">
            <text:p>34.857</text:p>
          </table:table-cell>
          <table:table-cell office:value-type="float" office:value="34.309" calcext:value-type="float">
            <text:p>34.309</text:p>
          </table:table-cell>
          <table:table-cell table:formula="of:=AVERAGE([.C81];[.D81];[.E81])" office:value-type="float" office:value="34.2506666666667" calcext:value-type="float">
            <text:p>34.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49.411" calcext:value-type="float">
            <text:p>249.411</text:p>
          </table:table-cell>
          <table:table-cell office:value-type="float" office:value="267.231" calcext:value-type="float">
            <text:p>267.231</text:p>
          </table:table-cell>
          <table:table-cell office:value-type="float" office:value="269.391" calcext:value-type="float">
            <text:p>269.391</text:p>
          </table:table-cell>
          <table:table-cell table:formula="of:=AVERAGE([.C82];[.D82];[.E82])" office:value-type="float" office:value="262.011" calcext:value-type="float">
            <text:p>26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908" calcext:value-type="float">
            <text:p>23.908</text:p>
          </table:table-cell>
          <table:table-cell office:value-type="float" office:value="23.395" calcext:value-type="float">
            <text:p>23.395</text:p>
          </table:table-cell>
          <table:table-cell office:value-type="float" office:value="25.084" calcext:value-type="float">
            <text:p>25.084</text:p>
          </table:table-cell>
          <table:table-cell table:formula="of:=AVERAGE([.C83];[.D83];[.E83])" office:value-type="float" office:value="24.129" calcext:value-type="float">
            <text:p>24.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2.802" calcext:value-type="float">
            <text:p>22.802</text:p>
          </table:table-cell>
          <table:table-cell office:value-type="float" office:value="20.365" calcext:value-type="float">
            <text:p>20.365</text:p>
          </table:table-cell>
          <table:table-cell office:value-type="float" office:value="19.157" calcext:value-type="float">
            <text:p>19.157</text:p>
          </table:table-cell>
          <table:table-cell table:formula="of:=AVERAGE([.C84];[.D84];[.E84])" office:value-type="float" office:value="20.7746666666667" calcext:value-type="float">
            <text:p>20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81" calcext:value-type="float">
            <text:p>2.281</text:p>
          </table:table-cell>
          <table:table-cell office:value-type="float" office:value="2.16" calcext:value-type="float">
            <text:p>2.16</text:p>
          </table:table-cell>
          <table:table-cell office:value-type="float" office:value="2.212" calcext:value-type="float">
            <text:p>2.212</text:p>
          </table:table-cell>
          <table:table-cell table:formula="of:=AVERAGE([.C85];[.D85];[.E85])" office:value-type="float" office:value="2.21766666666667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702" calcext:value-type="float">
            <text:p>146.702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184.805" calcext:value-type="float">
            <text:p>184.805</text:p>
          </table:table-cell>
          <table:table-cell table:formula="of:=AVERAGE([.C86];[.D86];[.E86])" office:value-type="float" office:value="152.315333333333" calcext:value-type="float">
            <text:p>15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319" calcext:value-type="float">
            <text:p>5.319</text:p>
          </table:table-cell>
          <table:table-cell office:value-type="float" office:value="4.025" calcext:value-type="float">
            <text:p>4.025</text:p>
          </table:table-cell>
          <table:table-cell office:value-type="float" office:value="4.042" calcext:value-type="float">
            <text:p>4.042</text:p>
          </table:table-cell>
          <table:table-cell table:formula="of:=AVERAGE([.C87];[.D87];[.E87])" office:value-type="float" office:value="4.462" calcext:value-type="float">
            <text:p>4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797" calcext:value-type="float">
            <text:p>81.797</text:p>
          </table:table-cell>
          <table:table-cell office:value-type="float" office:value="76.907" calcext:value-type="float">
            <text:p>76.907</text:p>
          </table:table-cell>
          <table:table-cell office:value-type="float" office:value="83.11" calcext:value-type="float">
            <text:p>83.11</text:p>
          </table:table-cell>
          <table:table-cell table:formula="of:=AVERAGE([.C88];[.D88];[.E88])" office:value-type="float" office:value="80.6046666666667" calcext:value-type="float">
            <text:p>80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8.497" calcext:value-type="float">
            <text:p>118.497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114.444" calcext:value-type="float">
            <text:p>114.444</text:p>
          </table:table-cell>
          <table:table-cell table:formula="of:=AVERAGE([.C89];[.D89];[.E89])" office:value-type="float" office:value="118.234" calcext:value-type="float">
            <text:p>118.23</text:p>
          </table:table-cell>
          <table:table-cell table:number-columns-repeated="12"/>
        </table:table-row>
      </table:table>
      <table:table table:name="C" table:style-name="ta1">
        <table:table-column table:style-name="co13" table:default-cell-style-name="Default"/>
        <table:table-column table:style-name="co1" table:default-cell-style-name="Default"/>
        <table:table-column table:style-name="co1" table:number-columns-repeated="5" table:default-cell-style-name="ce20"/>
        <table:table-column table:style-name="co2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office:value-type="float" office:value="830.618" calcext:value-type="float">
            <text:p>830.62</text:p>
          </table:table-cell>
          <table:table-cell office:value-type="float" office:value="827.471" calcext:value-type="float">
            <text:p>827.47</text:p>
          </table:table-cell>
          <table:table-cell office:value-type="float" office:value="821.329" calcext:value-type="float">
            <text:p>821.33</text:p>
          </table:table-cell>
          <table:table-cell table:formula="of:=AVERAGE([.C2];[.D2];[.E2])" office:value-type="float" office:value="826.472666666667" calcext:value-type="float">
            <text:p>826.47</text:p>
          </table:table-cell>
          <table:table-cell table:number-columns-repeated="2"/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69.559" calcext:value-type="float">
            <text:p>169.56</text:p>
          </table:table-cell>
          <table:table-cell office:value-type="float" office:value="208.844" calcext:value-type="float">
            <text:p>208.84</text:p>
          </table:table-cell>
          <table:table-cell office:value-type="float" office:value="189.112" calcext:value-type="float">
            <text:p>189.11</text:p>
          </table:table-cell>
          <table:table-cell table:formula="of:=AVERAGE([.C3];[.D3];[.E3])" office:value-type="float" office:value="189.171666666667" calcext:value-type="float">
            <text:p>189.17</text:p>
          </table:table-cell>
          <table:table-cell/>
          <table:table-cell office:value-type="string" calcext:value-type="string">
            <text:p>Serial</text:p>
          </table:table-cell>
          <table:table-cell office:value-type="float" office:value="826.472666666667" calcext:value-type="float">
            <text:p>826.472666666667</text:p>
          </table:table-cell>
          <table:table-cell office:value-type="float" office:value="189.171666666667" calcext:value-type="float">
            <text:p>189.171666666667</text:p>
          </table:table-cell>
          <table:table-cell office:value-type="float" office:value="287.163333333333" calcext:value-type="float">
            <text:p>287.163333333333</text:p>
          </table:table-cell>
          <table:table-cell office:value-type="float" office:value="214.221666666667" calcext:value-type="float">
            <text:p>214.221666666667</text:p>
          </table:table-cell>
          <table:table-cell office:value-type="float" office:value="23.555" calcext:value-type="float">
            <text:p>23.555</text:p>
          </table:table-cell>
          <table:table-cell office:value-type="float" office:value="564.880666666667" calcext:value-type="float">
            <text:p>564.880666666667</text:p>
          </table:table-cell>
          <table:table-cell office:value-type="float" office:value="54.0536666666667" calcext:value-type="float">
            <text:p>54.0536666666667</text:p>
          </table:table-cell>
          <table:table-cell office:value-type="float" office:value="439.212333333333" calcext:value-type="float">
            <text:p>439.212333333333</text:p>
          </table:table-cell>
          <table:table-cell office:value-type="float" office:value="324.400666666667" calcext:value-type="float">
            <text:p>324.400666666667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7.088" calcext:value-type="float">
            <text:p>287.09</text:p>
          </table:table-cell>
          <table:table-cell office:value-type="float" office:value="287.437" calcext:value-type="float">
            <text:p>287.44</text:p>
          </table:table-cell>
          <table:table-cell office:value-type="float" office:value="286.965" calcext:value-type="float">
            <text:p>286.97</text:p>
          </table:table-cell>
          <table:table-cell table:formula="of:=AVERAGE([.C4];[.D4];[.E4])" office:value-type="float" office:value="287.163333333333" calcext:value-type="float">
            <text:p>287.16</text:p>
          </table:table-cell>
          <table:table-cell/>
          <table:table-cell office:value-type="string" calcext:value-type="string">
            <text:p>Vector</text:p>
          </table:table-cell>
          <table:table-cell office:value-type="float" office:value="747.854666666667" calcext:value-type="float">
            <text:p>747.854666666667</text:p>
          </table:table-cell>
          <table:table-cell office:value-type="float" office:value="171.076666666667" calcext:value-type="float">
            <text:p>171.076666666667</text:p>
          </table:table-cell>
          <table:table-cell office:value-type="float" office:value="284.891333333333" calcext:value-type="float">
            <text:p>284.891333333333</text:p>
          </table:table-cell>
          <table:table-cell office:value-type="float" office:value="192.975666666667" calcext:value-type="float">
            <text:p>192.975666666667</text:p>
          </table:table-cell>
          <table:table-cell office:value-type="float" office:value="23.496" calcext:value-type="float">
            <text:p>23.496</text:p>
          </table:table-cell>
          <table:table-cell office:value-type="float" office:value="531.113333333333" calcext:value-type="float">
            <text:p>531.113333333333</text:p>
          </table:table-cell>
          <table:table-cell office:value-type="float" office:value="48.564" calcext:value-type="float">
            <text:p>48.564</text:p>
          </table:table-cell>
          <table:table-cell office:value-type="float" office:value="401.524666666667" calcext:value-type="float">
            <text:p>401.524666666667</text:p>
          </table:table-cell>
          <table:table-cell office:value-type="float" office:value="272.061333333333" calcext:value-type="float">
            <text:p>272.061333333333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57.227" calcext:value-type="float">
            <text:p>257.23</text:p>
          </table:table-cell>
          <table:table-cell office:value-type="float" office:value="192.709" calcext:value-type="float">
            <text:p>192.71</text:p>
          </table:table-cell>
          <table:table-cell office:value-type="float" office:value="192.729" calcext:value-type="float">
            <text:p>192.73</text:p>
          </table:table-cell>
          <table:table-cell table:formula="of:=AVERAGE([.C5];[.D5];[.E5])" office:value-type="float" office:value="214.221666666667" calcext:value-type="float">
            <text:p>214.2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886.31466666667" calcext:value-type="float">
            <text:p>1886.31466666667</text:p>
          </table:table-cell>
          <table:table-cell office:value-type="float" office:value="168.903" calcext:value-type="float">
            <text:p>168.903</text:p>
          </table:table-cell>
          <table:table-cell office:value-type="float" office:value="286.102333333333" calcext:value-type="float">
            <text:p>286.102333333333</text:p>
          </table:table-cell>
          <table:table-cell office:value-type="float" office:value="191.547" calcext:value-type="float">
            <text:p>191.547</text:p>
          </table:table-cell>
          <table:table-cell office:value-type="float" office:value="23.6546666666667" calcext:value-type="float">
            <text:p>23.6546666666667</text:p>
          </table:table-cell>
          <table:table-cell office:value-type="float" office:value="567.855" calcext:value-type="float">
            <text:p>567.855</text:p>
          </table:table-cell>
          <table:table-cell office:value-type="float" office:value="55.2716666666667" calcext:value-type="float">
            <text:p>55.2716666666667</text:p>
          </table:table-cell>
          <table:table-cell office:value-type="float" office:value="459.917666666667" calcext:value-type="float">
            <text:p>459.917666666667</text:p>
          </table:table-cell>
          <table:table-cell office:value-type="float" office:value="780.259" calcext:value-type="float">
            <text:p>780.259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495" calcext:value-type="float">
            <text:p>23.50</text:p>
          </table:table-cell>
          <table:table-cell office:value-type="float" office:value="23.537" calcext:value-type="float">
            <text:p>23.54</text:p>
          </table:table-cell>
          <table:table-cell office:value-type="float" office:value="23.633" calcext:value-type="float">
            <text:p>23.63</text:p>
          </table:table-cell>
          <table:table-cell table:formula="of:=AVERAGE([.C6];[.D6];[.E6])" office:value-type="float" office:value="23.555" calcext:value-type="float">
            <text:p>23.56</text:p>
          </table:table-cell>
          <table:table-cell/>
          <table:table-cell office:value-type="string" calcext:value-type="string">
            <text:p>Vector+Parallel</text:p>
          </table:table-cell>
          <table:table-cell office:value-type="float" office:value="1842.42733333333" calcext:value-type="float">
            <text:p>1842.42733333333</text:p>
          </table:table-cell>
          <table:table-cell office:value-type="float" office:value="160.907333333333" calcext:value-type="float">
            <text:p>160.907333333333</text:p>
          </table:table-cell>
          <table:table-cell office:value-type="float" office:value="284.922666666667" calcext:value-type="float">
            <text:p>284.922666666667</text:p>
          </table:table-cell>
          <table:table-cell office:value-type="float" office:value="191.783666666667" calcext:value-type="float">
            <text:p>191.783666666667</text:p>
          </table:table-cell>
          <table:table-cell office:value-type="float" office:value="23.5283333333333" calcext:value-type="float">
            <text:p>23.5283333333333</text:p>
          </table:table-cell>
          <table:table-cell office:value-type="float" office:value="555.173333333333" calcext:value-type="float">
            <text:p>555.173333333333</text:p>
          </table:table-cell>
          <table:table-cell office:value-type="float" office:value="43.454" calcext:value-type="float">
            <text:p>43.454</text:p>
          </table:table-cell>
          <table:table-cell office:value-type="float" office:value="480.64" calcext:value-type="float">
            <text:p>480.64</text:p>
          </table:table-cell>
          <table:table-cell office:value-type="float" office:value="759.449333333333" calcext:value-type="float">
            <text:p>759.449333333333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65.187" calcext:value-type="float">
            <text:p>565.19</text:p>
          </table:table-cell>
          <table:table-cell office:value-type="float" office:value="564.534" calcext:value-type="float">
            <text:p>564.53</text:p>
          </table:table-cell>
          <table:table-cell office:value-type="float" office:value="564.921" calcext:value-type="float">
            <text:p>564.92</text:p>
          </table:table-cell>
          <table:table-cell table:formula="of:=AVERAGE([.C7];[.D7];[.E7])" office:value-type="float" office:value="564.880666666667" calcext:value-type="float">
            <text:p>564.88</text:p>
          </table:table-cell>
          <table:table-cell/>
          <table:table-cell office:value-type="string" calcext:value-type="string">
            <text:p>Vector+OpenMP</text:p>
          </table:table-cell>
          <table:table-cell office:value-type="float" office:value="337.978666666667" calcext:value-type="float">
            <text:p>337.978666666667</text:p>
          </table:table-cell>
          <table:table-cell office:value-type="float" office:value="95.4613333333333" calcext:value-type="float">
            <text:p>95.4613333333333</text:p>
          </table:table-cell>
          <table:table-cell office:value-type="float" office:value="86.888" calcext:value-type="float">
            <text:p>86.888</text:p>
          </table:table-cell>
          <table:table-cell office:value-type="float" office:value="74.5473333333333" calcext:value-type="float">
            <text:p>74.5473333333333</text:p>
          </table:table-cell>
          <table:table-cell office:value-type="float" office:value="8.284" calcext:value-type="float">
            <text:p>8.284</text:p>
          </table:table-cell>
          <table:table-cell office:value-type="float" office:value="501.599" calcext:value-type="float">
            <text:p>501.599</text:p>
          </table:table-cell>
          <table:table-cell office:value-type="float" office:value="30.281" calcext:value-type="float">
            <text:p>30.281</text:p>
          </table:table-cell>
          <table:table-cell office:value-type="float" office:value="371.530666666667" calcext:value-type="float">
            <text:p>371.530666666667</text:p>
          </table:table-cell>
          <table:table-cell office:value-type="float" office:value="444.166666666667" calcext:value-type="float">
            <text:p>444.166666666667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4.001" calcext:value-type="float">
            <text:p>54.00</text:p>
          </table:table-cell>
          <table:table-cell office:value-type="float" office:value="54.31" calcext:value-type="float">
            <text:p>54.31</text:p>
          </table:table-cell>
          <table:table-cell office:value-type="float" office:value="53.85" calcext:value-type="float">
            <text:p>53.85</text:p>
          </table:table-cell>
          <table:table-cell table:formula="of:=AVERAGE([.C8];[.D8];[.E8])" office:value-type="float" office:value="54.0536666666667" calcext:value-type="float">
            <text:p>54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37.917" calcext:value-type="float">
            <text:p>437.92</text:p>
          </table:table-cell>
          <table:table-cell office:value-type="float" office:value="441.739" calcext:value-type="float">
            <text:p>441.74</text:p>
          </table:table-cell>
          <table:table-cell office:value-type="float" office:value="437.981" calcext:value-type="float">
            <text:p>437.98</text:p>
          </table:table-cell>
          <table:table-cell table:formula="of:=AVERAGE([.C9];[.D9];[.E9])" office:value-type="float" office:value="439.212333333333" calcext:value-type="float">
            <text:p>439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25.473" calcext:value-type="float">
            <text:p>325.47</text:p>
          </table:table-cell>
          <table:table-cell office:value-type="float" office:value="323.793" calcext:value-type="float">
            <text:p>323.79</text:p>
          </table:table-cell>
          <table:table-cell office:value-type="float" office:value="323.936" calcext:value-type="float">
            <text:p>323.94</text:p>
          </table:table-cell>
          <table:table-cell table:formula="of:=AVERAGE([.C10];[.D10];[.E10])" office:value-type="float" office:value="324.400666666667" calcext:value-type="float">
            <text:p>324.4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752.551" calcext:value-type="float">
            <text:p>752.55</text:p>
          </table:table-cell>
          <table:table-cell office:value-type="float" office:value="745.866" calcext:value-type="float">
            <text:p>745.87</text:p>
          </table:table-cell>
          <table:table-cell office:value-type="float" office:value="745.147" calcext:value-type="float">
            <text:p>745.15</text:p>
          </table:table-cell>
          <table:table-cell table:formula="of:=AVERAGE([.C12];[.D12];[.E12])" office:value-type="float" office:value="747.854666666667" calcext:value-type="float">
            <text:p>747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70.242" calcext:value-type="float">
            <text:p>170.24</text:p>
          </table:table-cell>
          <table:table-cell office:value-type="float" office:value="169.493" calcext:value-type="float">
            <text:p>169.49</text:p>
          </table:table-cell>
          <table:table-cell office:value-type="float" office:value="173.495" calcext:value-type="float">
            <text:p>173.50</text:p>
          </table:table-cell>
          <table:table-cell table:formula="of:=AVERAGE([.C13];[.D13];[.E13])" office:value-type="float" office:value="171.076666666667" calcext:value-type="float">
            <text:p>171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4.126" calcext:value-type="float">
            <text:p>284.13</text:p>
          </table:table-cell>
          <table:table-cell office:value-type="float" office:value="285.094" calcext:value-type="float">
            <text:p>285.09</text:p>
          </table:table-cell>
          <table:table-cell office:value-type="float" office:value="285.454" calcext:value-type="float">
            <text:p>285.45</text:p>
          </table:table-cell>
          <table:table-cell table:formula="of:=AVERAGE([.C14];[.D14];[.E14])" office:value-type="float" office:value="284.891333333333" calcext:value-type="float">
            <text:p>284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3.191" calcext:value-type="float">
            <text:p>193.19</text:p>
          </table:table-cell>
          <table:table-cell office:value-type="float" office:value="193.333" calcext:value-type="float">
            <text:p>193.33</text:p>
          </table:table-cell>
          <table:table-cell office:value-type="float" office:value="192.403" calcext:value-type="float">
            <text:p>192.40</text:p>
          </table:table-cell>
          <table:table-cell table:formula="of:=AVERAGE([.C15];[.D15];[.E15])" office:value-type="float" office:value="192.975666666667" calcext:value-type="float">
            <text:p>192.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39" calcext:value-type="float">
            <text:p>23.39</text:p>
          </table:table-cell>
          <table:table-cell office:value-type="float" office:value="23.561" calcext:value-type="float">
            <text:p>23.56</text:p>
          </table:table-cell>
          <table:table-cell office:value-type="float" office:value="23.537" calcext:value-type="float">
            <text:p>23.54</text:p>
          </table:table-cell>
          <table:table-cell table:formula="of:=AVERAGE([.C16];[.D16];[.E16])" office:value-type="float" office:value="23.496" calcext:value-type="float">
            <text:p>23.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28.691" calcext:value-type="float">
            <text:p>528.69</text:p>
          </table:table-cell>
          <table:table-cell office:value-type="float" office:value="530.74" calcext:value-type="float">
            <text:p>530.74</text:p>
          </table:table-cell>
          <table:table-cell office:value-type="float" office:value="533.909" calcext:value-type="float">
            <text:p>533.91</text:p>
          </table:table-cell>
          <table:table-cell table:formula="of:=AVERAGE([.C17];[.D17];[.E17])" office:value-type="float" office:value="531.113333333333" calcext:value-type="float">
            <text:p>53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8.556" calcext:value-type="float">
            <text:p>48.56</text:p>
          </table:table-cell>
          <table:table-cell office:value-type="float" office:value="48.577" calcext:value-type="float">
            <text:p>48.58</text:p>
          </table:table-cell>
          <table:table-cell office:value-type="float" office:value="48.559" calcext:value-type="float">
            <text:p>48.56</text:p>
          </table:table-cell>
          <table:table-cell table:formula="of:=AVERAGE([.C18];[.D18];[.E18])" office:value-type="float" office:value="48.564" calcext:value-type="float">
            <text:p>48.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01.906" calcext:value-type="float">
            <text:p>401.91</text:p>
          </table:table-cell>
          <table:table-cell office:value-type="float" office:value="401.184" calcext:value-type="float">
            <text:p>401.18</text:p>
          </table:table-cell>
          <table:table-cell office:value-type="float" office:value="401.484" calcext:value-type="float">
            <text:p>401.48</text:p>
          </table:table-cell>
          <table:table-cell table:formula="of:=AVERAGE([.C19];[.D19];[.E19])" office:value-type="float" office:value="401.524666666667" calcext:value-type="float">
            <text:p>401.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72.471" calcext:value-type="float">
            <text:p>272.47</text:p>
          </table:table-cell>
          <table:table-cell office:value-type="float" office:value="272.535" calcext:value-type="float">
            <text:p>272.54</text:p>
          </table:table-cell>
          <table:table-cell office:value-type="float" office:value="271.178" calcext:value-type="float">
            <text:p>271.18</text:p>
          </table:table-cell>
          <table:table-cell table:formula="of:=AVERAGE([.C20];[.D20];[.E20])" office:value-type="float" office:value="272.061333333333" calcext:value-type="float">
            <text:p>272.0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1894.043" calcext:value-type="float">
            <text:p>1894.04</text:p>
          </table:table-cell>
          <table:table-cell office:value-type="float" office:value="1861.713" calcext:value-type="float">
            <text:p>1861.71</text:p>
          </table:table-cell>
          <table:table-cell office:value-type="float" office:value="1903.188" calcext:value-type="float">
            <text:p>1903.19</text:p>
          </table:table-cell>
          <table:table-cell table:formula="of:=AVERAGE([.C22];[.D22];[.E22])" office:value-type="float" office:value="1886.31466666667" calcext:value-type="float">
            <text:p>1886.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68.223" calcext:value-type="float">
            <text:p>168.22</text:p>
          </table:table-cell>
          <table:table-cell office:value-type="float" office:value="168.282" calcext:value-type="float">
            <text:p>168.28</text:p>
          </table:table-cell>
          <table:table-cell office:value-type="float" office:value="170.204" calcext:value-type="float">
            <text:p>170.20</text:p>
          </table:table-cell>
          <table:table-cell table:formula="of:=AVERAGE([.C23];[.D23];[.E23])" office:value-type="float" office:value="168.903" calcext:value-type="float">
            <text:p>168.9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9.802" calcext:value-type="float">
            <text:p>289.80</text:p>
          </table:table-cell>
          <table:table-cell office:value-type="float" office:value="284.316" calcext:value-type="float">
            <text:p>284.32</text:p>
          </table:table-cell>
          <table:table-cell office:value-type="float" office:value="284.189" calcext:value-type="float">
            <text:p>284.19</text:p>
          </table:table-cell>
          <table:table-cell table:formula="of:=AVERAGE([.C24];[.D24];[.E24])" office:value-type="float" office:value="286.102333333333" calcext:value-type="float">
            <text:p>286.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1.962" calcext:value-type="float">
            <text:p>191.96</text:p>
          </table:table-cell>
          <table:table-cell office:value-type="float" office:value="192.041" calcext:value-type="float">
            <text:p>192.04</text:p>
          </table:table-cell>
          <table:table-cell office:value-type="float" office:value="190.638" calcext:value-type="float">
            <text:p>190.64</text:p>
          </table:table-cell>
          <table:table-cell table:formula="of:=AVERAGE([.C25];[.D25];[.E25])" office:value-type="float" office:value="191.547" calcext:value-type="float">
            <text:p>191.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627" calcext:value-type="float">
            <text:p>23.63</text:p>
          </table:table-cell>
          <table:table-cell office:value-type="float" office:value="23.625" calcext:value-type="float">
            <text:p>23.63</text:p>
          </table:table-cell>
          <table:table-cell office:value-type="float" office:value="23.712" calcext:value-type="float">
            <text:p>23.71</text:p>
          </table:table-cell>
          <table:table-cell table:formula="of:=AVERAGE([.C26];[.D26];[.E26])" office:value-type="float" office:value="23.6546666666667" calcext:value-type="float">
            <text:p>23.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69.342" calcext:value-type="float">
            <text:p>569.34</text:p>
          </table:table-cell>
          <table:table-cell office:value-type="float" office:value="568.736" calcext:value-type="float">
            <text:p>568.74</text:p>
          </table:table-cell>
          <table:table-cell office:value-type="float" office:value="565.487" calcext:value-type="float">
            <text:p>565.49</text:p>
          </table:table-cell>
          <table:table-cell table:formula="of:=AVERAGE([.C27];[.D27];[.E27])" office:value-type="float" office:value="567.855" calcext:value-type="float">
            <text:p>567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5.172" calcext:value-type="float">
            <text:p>55.17</text:p>
          </table:table-cell>
          <table:table-cell office:value-type="float" office:value="55.463" calcext:value-type="float">
            <text:p>55.46</text:p>
          </table:table-cell>
          <table:table-cell office:value-type="float" office:value="55.18" calcext:value-type="float">
            <text:p>55.18</text:p>
          </table:table-cell>
          <table:table-cell table:formula="of:=AVERAGE([.C28];[.D28];[.E28])" office:value-type="float" office:value="55.2716666666667" calcext:value-type="float">
            <text:p>55.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58.728" calcext:value-type="float">
            <text:p>458.73</text:p>
          </table:table-cell>
          <table:table-cell office:value-type="float" office:value="459.25" calcext:value-type="float">
            <text:p>459.25</text:p>
          </table:table-cell>
          <table:table-cell office:value-type="float" office:value="461.775" calcext:value-type="float">
            <text:p>461.78</text:p>
          </table:table-cell>
          <table:table-cell table:formula="of:=AVERAGE([.C29];[.D29];[.E29])" office:value-type="float" office:value="459.917666666667" calcext:value-type="float">
            <text:p>459.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777.568" calcext:value-type="float">
            <text:p>777.57</text:p>
          </table:table-cell>
          <table:table-cell office:value-type="float" office:value="783.486" calcext:value-type="float">
            <text:p>783.49</text:p>
          </table:table-cell>
          <table:table-cell office:value-type="float" office:value="779.723" calcext:value-type="float">
            <text:p>779.72</text:p>
          </table:table-cell>
          <table:table-cell table:formula="of:=AVERAGE([.C30];[.D30];[.E30])" office:value-type="float" office:value="780.259" calcext:value-type="float">
            <text:p>780.2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1804.836" calcext:value-type="float">
            <text:p>1804.84</text:p>
          </table:table-cell>
          <table:table-cell office:value-type="float" office:value="1878.187" calcext:value-type="float">
            <text:p>1878.19</text:p>
          </table:table-cell>
          <table:table-cell office:value-type="float" office:value="1844.259" calcext:value-type="float">
            <text:p>1844.26</text:p>
          </table:table-cell>
          <table:table-cell table:formula="of:=AVERAGE([.C32];[.D32];[.E32])" office:value-type="float" office:value="1842.42733333333" calcext:value-type="float">
            <text:p>1842.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59.809" calcext:value-type="float">
            <text:p>159.81</text:p>
          </table:table-cell>
          <table:table-cell office:value-type="float" office:value="162.447" calcext:value-type="float">
            <text:p>162.45</text:p>
          </table:table-cell>
          <table:table-cell office:value-type="float" office:value="160.466" calcext:value-type="float">
            <text:p>160.47</text:p>
          </table:table-cell>
          <table:table-cell table:formula="of:=AVERAGE([.C33];[.D33];[.E33])" office:value-type="float" office:value="160.907333333333" calcext:value-type="float">
            <text:p>160.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4.776" calcext:value-type="float">
            <text:p>284.78</text:p>
          </table:table-cell>
          <table:table-cell office:value-type="float" office:value="284.499" calcext:value-type="float">
            <text:p>284.50</text:p>
          </table:table-cell>
          <table:table-cell office:value-type="float" office:value="285.493" calcext:value-type="float">
            <text:p>285.49</text:p>
          </table:table-cell>
          <table:table-cell table:formula="of:=AVERAGE([.C34];[.D34];[.E34])" office:value-type="float" office:value="284.922666666667" calcext:value-type="float">
            <text:p>284.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1.968" calcext:value-type="float">
            <text:p>191.97</text:p>
          </table:table-cell>
          <table:table-cell office:value-type="float" office:value="191.169" calcext:value-type="float">
            <text:p>191.17</text:p>
          </table:table-cell>
          <table:table-cell office:value-type="float" office:value="192.214" calcext:value-type="float">
            <text:p>192.21</text:p>
          </table:table-cell>
          <table:table-cell table:formula="of:=AVERAGE([.C35];[.D35];[.E35])" office:value-type="float" office:value="191.783666666667" calcext:value-type="float">
            <text:p>191.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507" calcext:value-type="float">
            <text:p>23.51</text:p>
          </table:table-cell>
          <table:table-cell office:value-type="float" office:value="23.595" calcext:value-type="float">
            <text:p>23.60</text:p>
          </table:table-cell>
          <table:table-cell office:value-type="float" office:value="23.483" calcext:value-type="float">
            <text:p>23.48</text:p>
          </table:table-cell>
          <table:table-cell table:formula="of:=AVERAGE([.C36];[.D36];[.E36])" office:value-type="float" office:value="23.5283333333333" calcext:value-type="float">
            <text:p>23.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57.425" calcext:value-type="float">
            <text:p>557.43</text:p>
          </table:table-cell>
          <table:table-cell office:value-type="float" office:value="555.546" calcext:value-type="float">
            <text:p>555.55</text:p>
          </table:table-cell>
          <table:table-cell office:value-type="float" office:value="552.549" calcext:value-type="float">
            <text:p>552.55</text:p>
          </table:table-cell>
          <table:table-cell table:formula="of:=AVERAGE([.C37];[.D37];[.E37])" office:value-type="float" office:value="555.173333333333" calcext:value-type="float">
            <text:p>555.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3.384" calcext:value-type="float">
            <text:p>43.38</text:p>
          </table:table-cell>
          <table:table-cell office:value-type="float" office:value="43.578" calcext:value-type="float">
            <text:p>43.58</text:p>
          </table:table-cell>
          <table:table-cell office:value-type="float" office:value="43.4" calcext:value-type="float">
            <text:p>43.40</text:p>
          </table:table-cell>
          <table:table-cell table:formula="of:=AVERAGE([.C38];[.D38];[.E38])" office:value-type="float" office:value="43.454" calcext:value-type="float">
            <text:p>43.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81.05" calcext:value-type="float">
            <text:p>481.05</text:p>
          </table:table-cell>
          <table:table-cell office:value-type="float" office:value="491.431" calcext:value-type="float">
            <text:p>491.43</text:p>
          </table:table-cell>
          <table:table-cell office:value-type="float" office:value="469.439" calcext:value-type="float">
            <text:p>469.44</text:p>
          </table:table-cell>
          <table:table-cell table:formula="of:=AVERAGE([.C39];[.D39];[.E39])" office:value-type="float" office:value="480.64" calcext:value-type="float">
            <text:p>480.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751.616" calcext:value-type="float">
            <text:p>751.62</text:p>
          </table:table-cell>
          <table:table-cell office:value-type="float" office:value="766.587" calcext:value-type="float">
            <text:p>766.59</text:p>
          </table:table-cell>
          <table:table-cell office:value-type="float" office:value="760.145" calcext:value-type="float">
            <text:p>760.15</text:p>
          </table:table-cell>
          <table:table-cell table:formula="of:=AVERAGE([.C40];[.D40];[.E40])" office:value-type="float" office:value="759.449333333333" calcext:value-type="float">
            <text:p>759.4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table:style-name="Default" office:value-type="float" office:value="343.162" calcext:value-type="float">
            <text:p>343.162</text:p>
          </table:table-cell>
          <table:table-cell table:style-name="Default" office:value-type="float" office:value="339.785" calcext:value-type="float">
            <text:p>339.785</text:p>
          </table:table-cell>
          <table:table-cell table:style-name="Default" office:value-type="float" office:value="330.989" calcext:value-type="float">
            <text:p>330.989</text:p>
          </table:table-cell>
          <table:table-cell table:formula="of:=AVERAGE([.C42];[.D42];[.E42])" office:value-type="float" office:value="337.978666666667" calcext:value-type="float">
            <text:p>337.98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Default" office:value-type="float" office:value="95.506" calcext:value-type="float">
            <text:p>95.506</text:p>
          </table:table-cell>
          <table:table-cell table:style-name="Default" office:value-type="float" office:value="95.136" calcext:value-type="float">
            <text:p>95.136</text:p>
          </table:table-cell>
          <table:table-cell table:style-name="Default" office:value-type="float" office:value="95.742" calcext:value-type="float">
            <text:p>95.742</text:p>
          </table:table-cell>
          <table:table-cell table:formula="of:=AVERAGE([.C43];[.D43];[.E43])" office:value-type="float" office:value="95.4613333333333" calcext:value-type="float">
            <text:p>95.46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Default" office:value-type="float" office:value="88.311" calcext:value-type="float">
            <text:p>88.311</text:p>
          </table:table-cell>
          <table:table-cell table:style-name="Default" office:value-type="float" office:value="86.059" calcext:value-type="float">
            <text:p>86.059</text:p>
          </table:table-cell>
          <table:table-cell table:style-name="Default" office:value-type="float" office:value="86.294" calcext:value-type="float">
            <text:p>86.294</text:p>
          </table:table-cell>
          <table:table-cell table:formula="of:=AVERAGE([.C44];[.D44];[.E44])" office:value-type="float" office:value="86.888" calcext:value-type="float">
            <text:p>86.89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Default" office:value-type="float" office:value="76.016" calcext:value-type="float">
            <text:p>76.016</text:p>
          </table:table-cell>
          <table:table-cell table:style-name="Default" office:value-type="float" office:value="73.117" calcext:value-type="float">
            <text:p>73.117</text:p>
          </table:table-cell>
          <table:table-cell table:style-name="Default" office:value-type="float" office:value="74.509" calcext:value-type="float">
            <text:p>74.509</text:p>
          </table:table-cell>
          <table:table-cell table:formula="of:=AVERAGE([.C45];[.D45];[.E45])" office:value-type="float" office:value="74.5473333333333" calcext:value-type="float">
            <text:p>74.5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Default" office:value-type="float" office:value="8.548" calcext:value-type="float">
            <text:p>8.548</text:p>
          </table:table-cell>
          <table:table-cell table:style-name="Default" office:value-type="float" office:value="8.206" calcext:value-type="float">
            <text:p>8.206</text:p>
          </table:table-cell>
          <table:table-cell table:style-name="Default" office:value-type="float" office:value="8.098" calcext:value-type="float">
            <text:p>8.098</text:p>
          </table:table-cell>
          <table:table-cell table:formula="of:=AVERAGE([.C46];[.D46];[.E46])" office:value-type="float" office:value="8.284" calcext:value-type="float">
            <text:p>8.28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Default" office:value-type="float" office:value="509.545" calcext:value-type="float">
            <text:p>509.545</text:p>
          </table:table-cell>
          <table:table-cell table:style-name="Default" office:value-type="float" office:value="499.428" calcext:value-type="float">
            <text:p>499.428</text:p>
          </table:table-cell>
          <table:table-cell table:style-name="Default" office:value-type="float" office:value="495.824" calcext:value-type="float">
            <text:p>495.824</text:p>
          </table:table-cell>
          <table:table-cell table:formula="of:=AVERAGE([.C47];[.D47];[.E47])" office:value-type="float" office:value="501.599" calcext:value-type="float">
            <text:p>501.60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Default" office:value-type="float" office:value="30.605" calcext:value-type="float">
            <text:p>30.605</text:p>
          </table:table-cell>
          <table:table-cell table:style-name="Default" office:value-type="float" office:value="29.68" calcext:value-type="float">
            <text:p>29.68</text:p>
          </table:table-cell>
          <table:table-cell table:style-name="Default" office:value-type="float" office:value="30.558" calcext:value-type="float">
            <text:p>30.558</text:p>
          </table:table-cell>
          <table:table-cell table:formula="of:=AVERAGE([.C48];[.D48];[.E48])" office:value-type="float" office:value="30.281" calcext:value-type="float">
            <text:p>30.28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Default" office:value-type="float" office:value="372.784" calcext:value-type="float">
            <text:p>372.784</text:p>
          </table:table-cell>
          <table:table-cell table:style-name="Default" office:value-type="float" office:value="374.803" calcext:value-type="float">
            <text:p>374.803</text:p>
          </table:table-cell>
          <table:table-cell table:style-name="Default" office:value-type="float" office:value="367.005" calcext:value-type="float">
            <text:p>367.005</text:p>
          </table:table-cell>
          <table:table-cell table:formula="of:=AVERAGE([.C49];[.D49];[.E49])" office:value-type="float" office:value="371.530666666667" calcext:value-type="float">
            <text:p>371.53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Default" office:value-type="float" office:value="428.129" calcext:value-type="float">
            <text:p>428.129</text:p>
          </table:table-cell>
          <table:table-cell table:style-name="Default" office:value-type="float" office:value="456.384" calcext:value-type="float">
            <text:p>456.384</text:p>
          </table:table-cell>
          <table:table-cell table:style-name="Default" office:value-type="float" office:value="447.987" calcext:value-type="float">
            <text:p>447.987</text:p>
          </table:table-cell>
          <table:table-cell table:formula="of:=AVERAGE([.C50];[.D50];[.E50])" office:value-type="float" office:value="444.166666666667" calcext:value-type="float">
            <text:p>444.17</text:p>
          </table:table-cell>
          <table:table-cell table:style-name="Default"/>
          <table:table-cell table:number-columns-repeated="10"/>
        </table:table-row>
      </table:table>
      <table:table table:name="svm-perf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6"/>
        <table:table-column table:style-name="co3" table:default-cell-style-name="ce6"/>
        <table:table-column table:style-name="co23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4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93" calcext:value-type="percentage">
            <text:p>93%</text:p>
          </table:table-cell>
          <table:table-cell table:style-name="ce14" office:value-type="percentage" office:value="0.89" calcext:value-type="percentage">
            <text:p>89%</text:p>
          </table:table-cell>
          <table:table-cell table:style-name="ce14" office:value-type="percentage" office:value="0.52" calcext:value-type="percentage">
            <text:p>52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3" calcext:value-type="percentage">
            <text:p>83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63" calcext:value-type="percentage">
            <text:p>63%</text:p>
          </table:table-cell>
          <table:table-cell table:style-name="ce14" office:value-type="percentage" office:value="0.94" calcext:value-type="percentage">
            <text:p>94%</text:p>
          </table:table-cell>
          <table:table-cell table:style-name="ce14" office:value-type="percentage" office:value="0.79" calcext:value-type="percentage">
            <text:p>79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9"/>
          <table:table-cell table:style-name="ce22"/>
        </table:table-row>
      </table:table>
      <table:table table:name="mlp-perf" table:style-name="ta1">
        <table:table-column table:style-name="co1" table:default-cell-style-name="Default"/>
        <table:table-column table:style-name="co2" table:default-cell-style-name="ce3"/>
        <table:table-column table:style-name="co8" table:number-columns-repeated="3" table:default-cell-style-name="ce6"/>
        <table:table-column table:style-name="co24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25" table:default-cell-style-name="ce6"/>
        <table:table-column table:style-name="co10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4" office:value-type="percentage" office:value="0.79" calcext:value-type="percentage">
            <text:p>79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9" calcext:value-type="percentage">
            <text:p>89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73" calcext:value-type="percentage">
            <text:p>73%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83" calcext:value-type="percentage">
            <text:p>83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9"/>
          <table:table-cell table:style-name="ce22"/>
        </table:table-row>
      </table:table>
      <table:named-expressions/>
      <table:database-ranges>
        <table:database-range table:name="__Anonymous_Sheet_DB__2" table:target-range-address="S.A2:S.A3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5:26:47.89788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2-08T15:32:24.478387235</dc:date>
    <meta:editing-duration>P1DT1H58M38S</meta:editing-duration>
    <meta:editing-cycles>58</meta:editing-cycles>
    <meta:generator>LibreOffice/6.1.4.2$Linux_X86_64 LibreOffice_project/10$Build-2</meta:generator>
    <meta:document-statistic meta:table-count="7" meta:cell-count="15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1cm" svg:y="3.953cm" style:legend-expansion="high" chart:style-name="ch2"/>
        <chart:plot-area chart:style-name="ch3" table:cell-range-address="Sheet1.C17:Sheet1.L17 Sheet1.A1:Sheet1.A1 Sheet1.C22:Sheet1.L23" chart:data-source-has-labels="both" svg:x="0.319cm" svg:y="0.18cm" svg:width="13.462cm" svg:height="8.642cm">
          <chartooo:coordinate-region svg:x="0.755cm" svg:y="0.379cm" svg:width="13.026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chart:label-cell-address="Sheet1.A1:Sheet1.A1" chart:class="chart:bar">
            <chart:data-point chart:repeated="10"/>
          </chart:series>
          <chart:series chart:style-name="ch8" chart:values-cell-range-address="Sheet1.C23:Sheet1.L23" chart:label-cell-address="Sheet1.A1:Sheet1.A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string">
                <text:p>CG</text:p>
              </table:table-cell>
              <table:table-cell office:value-type="string">
                <text:p>DC</text:p>
              </table:table-cell>
              <table:table-cell office:value-type="string">
                <text:p>EP</text:p>
              </table:table-cell>
              <table:table-cell office:value-type="string">
                <text:p>FT</text:p>
              </table:table-cell>
              <table:table-cell office:value-type="string">
                <text:p>IS</text:p>
              </table:table-cell>
              <table:table-cell office:value-type="string">
                <text:p>LU</text:p>
              </table:table-cell>
              <table:table-cell office:value-type="string">
                <text:p>MG</text:p>
              </table:table-cell>
              <table:table-cell office:value-type="string">
                <text:p>SP</text:p>
              </table:table-cell>
              <table:table-cell office:value-type="string">
                <text:p>U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2.22830992583241">
                <text:p>2.22830992583241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  <table:table-cell office:value-type="float" office:value="3.20011500862565">
                <text:p>3.20011500862565</text:p>
              </table:table-cell>
              <table:table-cell office:value-type="float" office:value="2.37814320760503">
                <text:p>2.37814320760503</text:p>
              </table:table-cell>
              <table:table-cell office:value-type="float" office:value="3.50259965337955">
                <text:p>3.50259965337955</text:p>
              </table:table-cell>
              <table:table-cell office:value-type="float" office:value="2.77759197324415">
                <text:p>2.77759197324415</text:p>
              </table:table-cell>
              <table:table-cell office:value-type="float" office:value="2.29277566539924">
                <text:p>2.29277566539924</text:p>
              </table:table-cell>
              <table:table-cell office:value-type="float" office:value="1.73351984612695">
                <text:p>1.73351984612695</text:p>
              </table:table-cell>
              <table:table-cell office:value-type="float" office:value="1.38026864289023">
                <text:p>1.38026864289023</text:p>
              </table:table-cell>
              <table:table-cell office:value-type="float" office:value="3.21807056372868">
                <text:p>3.21807056372868</text:p>
              </table:table-cell>
              <table:table-cell office:value-type="float" office:value="2.35346666666667">
                <text:p>2.353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877cm" svg:height="19.763cm" xlink:href=".." xlink:type="simple" chart:class="chart:bar" chart:style-name="ch1">
        <chart:legend chart:legend-position="end" svg:x="38.984cm" svg:y="7.839cm" style:legend-expansion="high" chart:style-name="ch2"/>
        <chart:plot-area chart:style-name="ch3" table:cell-range-address="B.I3:B.R11 Sheet1.A1:Sheet1.A1" chart:data-source-has-labels="both" svg:x="0.817cm" svg:y="0.395cm" svg:width="37.35cm" svg:height="18.973cm">
          <chartooo:coordinate-region svg:x="2.1cm" svg:y="0.594cm" svg:width="36.067cm" svg:height="18.127cm"/>
          <chart:axis chart:dimension="x" chart:name="primary-x" chart:style-name="ch4" chartooo:axis-type="auto">
            <chartooo:date-scale/>
            <chart:categories table:cell-range-address="B.I3:B.R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.I4:B.R4" chart:label-cell-address="Sheet1.A1:Sheet1.A1" chart:class="chart:bar">
            <chart:data-point chart:repeated="10"/>
          </chart:series>
          <chart:series chart:style-name="ch8" chart:values-cell-range-address="B.I5:B.R5" chart:label-cell-address="Sheet1.A1:Sheet1.A1" chart:class="chart:bar">
            <chart:data-point chart:repeated="10"/>
          </chart:series>
          <chart:series chart:style-name="ch9" chart:values-cell-range-address="B.I6:B.R6" chart:label-cell-address="Sheet1.A1:Sheet1.A1" chart:class="chart:bar">
            <chart:data-point chart:repeated="10"/>
          </chart:series>
          <chart:series chart:style-name="ch10" chart:values-cell-range-address="B.I7:B.R7" chart:label-cell-address="Sheet1.A1:Sheet1.A1" chart:class="chart:bar">
            <chart:data-point chart:repeated="10"/>
          </chart:series>
          <chart:series chart:style-name="ch11" chart:values-cell-range-address="B.I8:B.R8" chart:label-cell-address="Sheet1.A1:Sheet1.A1" chart:class="chart:bar">
            <chart:data-point chart:repeated="10"/>
          </chart:series>
          <chart:series chart:style-name="ch12" chart:values-cell-range-address="B.I9:B.R9" chart:label-cell-address="Sheet1.A1:Sheet1.A1" chart:class="chart:bar">
            <chart:data-point chart:repeated="10"/>
          </chart:series>
          <chart:series chart:style-name="ch13" chart:values-cell-range-address="B.I10:B.R10" chart:label-cell-address="Sheet1.A1:Sheet1.A1" chart:class="chart:bar">
            <chart:data-point chart:repeated="10"/>
          </chart:series>
          <chart:series chart:style-name="ch14" chart:values-cell-range-address="B.I11:B.R11" chart:label-cell-address="Sheet1.A1:Sheet1.A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</text:p>
                <draw:g>
                  <svg:desc>B.I3:B.R3</svg:desc>
                </draw:g>
              </table:table-cell>
              <table:table-cell office:value-type="string">
                <text:p>CG</text:p>
              </table:table-cell>
              <table:table-cell office:value-type="string">
                <text:p>DC</text:p>
              </table:table-cell>
              <table:table-cell office:value-type="string">
                <text:p>EP</text:p>
              </table:table-cell>
              <table:table-cell office:value-type="string">
                <text:p>FT</text:p>
              </table:table-cell>
              <table:table-cell office:value-type="string">
                <text:p>IS</text:p>
              </table:table-cell>
              <table:table-cell office:value-type="string">
                <text:p>LU</text:p>
              </table:table-cell>
              <table:table-cell office:value-type="string">
                <text:p>MG</text:p>
              </table:table-cell>
              <table:table-cell office:value-type="string">
                <text:p>SP</text:p>
              </table:table-cell>
              <table:table-cell office:value-type="string">
                <text:p>U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202.579666666667">
                <text:p>202.579666666667</text:p>
                <draw:g>
                  <svg:desc>B.I4:B.R4</svg:desc>
                </draw:g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147.289">
                <text:p>147.289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109.967">
                <text:p>109.967</text:p>
              </table:table-cell>
              <table:table-cell office:value-type="float" office:value="82.0163333333333">
                <text:p>82.0163333333333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182.315">
                <text:p>182.315</text:p>
                <draw:g>
                  <svg:desc>B.I5:B.R5</svg:desc>
                </draw:g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42.805">
                <text:p>42.805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91.664">
                <text:p>91.664</text:p>
              </table:table-cell>
              <table:table-cell office:value-type="float" office:value="67.1966666666667">
                <text:p>67.1966666666667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618.399">
                <text:p>618.399</text:p>
                <draw:g>
                  <svg:desc>B.I6:B.R6</svg:desc>
                </draw:g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5.88">
                <text:p>5.88</text:p>
              </table:table-cell>
              <table:table-cell office:value-type="float" office:value="160.92">
                <text:p>160.92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238.62">
                <text:p>238.62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702.572">
                <text:p>702.572</text:p>
                <draw:g>
                  <svg:desc>B.I7:B.R7</svg:desc>
                </draw:g>
              </table:table-cell>
              <table:table-cell office:value-type="float" office:value="56.427">
                <text:p>56.427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72.189">
                <text:p>72.189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5.124">
                <text:p>5.124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223.906666666667">
                <text:p>223.906666666667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4.0133333333333">
                <text:p>94.0133333333333</text:p>
                <draw:g>
                  <svg:desc>B.I8:B.R8</svg:desc>
                </draw:g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258.545">
                <text:p>258.545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132.215333333333">
                <text:p>132.215333333333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5.823">
                <text:p>95.823</text:p>
                <draw:g>
                  <svg:desc>B.I9:B.R9</svg:desc>
                </draw:g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.39">
                <text:p>2.39</text:p>
              </table:table-cell>
              <table:table-cell office:value-type="float" office:value="142.007">
                <text:p>142.007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118.199666666667">
                <text:p>118.199666666667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6.0013333333333">
                <text:p>96.0013333333333</text:p>
                <draw:g>
                  <svg:desc>B.I10:B.R10</svg:desc>
                </draw:g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3.702">
                <text:p>3.702</text:p>
              </table:table-cell>
              <table:table-cell office:value-type="float" office:value="80.167">
                <text:p>80.167</text:p>
              </table:table-cell>
              <table:table-cell office:value-type="float" office:value="122.598">
                <text:p>122.598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2.262">
                <text:p>92.262</text:p>
                <draw:g>
                  <svg:desc>B.I11:B.R11</svg:desc>
                </draw:g>
              </table:table-cell>
              <table:table-cell office:value-type="float" office:value="34.2506666666667">
                <text:p>34.2506666666667</text:p>
              </table:table-cell>
              <table:table-cell office:value-type="float" office:value="262.011">
                <text:p>262.011</text:p>
              </table:table-cell>
              <table:table-cell office:value-type="float" office:value="24.129">
                <text:p>24.129</text:p>
              </table:table-cell>
              <table:table-cell office:value-type="float" office:value="20.7746666666667">
                <text:p>20.7746666666667</text:p>
              </table:table-cell>
              <table:table-cell office:value-type="float" office:value="2.21766666666667">
                <text:p>2.21766666666667</text:p>
              </table:table-cell>
              <table:table-cell office:value-type="float" office:value="152.315333333333">
                <text:p>152.315333333333</text:p>
              </table:table-cell>
              <table:table-cell office:value-type="float" office:value="4.462">
                <text:p>4.462</text:p>
              </table:table-cell>
              <table:table-cell office:value-type="float" office:value="80.6046666666667">
                <text:p>80.6046666666667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